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736in"/>
    </style:style>
    <style:style style:name="co2" style:family="table-column">
      <style:table-column-properties fo:break-before="auto" style:column-width="1.9291in"/>
    </style:style>
    <style:style style:name="co3" style:family="table-column">
      <style:table-column-properties fo:break-before="auto" style:column-width="0.7071in"/>
    </style:style>
    <style:style style:name="co4" style:family="table-column">
      <style:table-column-properties fo:break-before="auto" style:column-width="1.3272in"/>
    </style:style>
    <style:style style:name="co5" style:family="table-column">
      <style:table-column-properties fo:break-before="auto" style:column-width="0.9571in"/>
    </style:style>
    <style:style style:name="co6" style:family="table-column">
      <style:table-column-properties fo:break-before="auto" style:column-width="0.8874in"/>
    </style:style>
    <style:style style:name="co7" style:family="table-column">
      <style:table-column-properties fo:break-before="auto" style:column-width="1.4201in"/>
    </style:style>
    <style:style style:name="co8" style:family="table-column">
      <style:table-column-properties fo:break-before="auto" style:column-width="1.5819in"/>
    </style:style>
    <style:style style:name="co9" style:family="table-column">
      <style:table-column-properties fo:break-before="auto" style:column-width="1.3681in"/>
    </style:style>
    <style:style style:name="co10" style:family="table-column">
      <style:table-column-properties fo:break-before="auto" style:column-width="1.2244in"/>
    </style:style>
    <style:style style:name="co11" style:family="table-column">
      <style:table-column-properties fo:break-before="auto" style:column-width="1.4299in"/>
    </style:style>
    <style:style style:name="co12" style:family="table-column">
      <style:table-column-properties fo:break-before="auto" style:column-width="0.878in"/>
    </style:style>
    <style:style style:name="co13" style:family="table-column">
      <style:table-column-properties fo:break-before="auto" style:column-width="0.9161in"/>
    </style:style>
    <style:style style:name="co14" style:family="table-column">
      <style:table-column-properties fo:break-before="auto" style:column-width="0.8972in"/>
    </style:style>
    <style:style style:name="co15" style:family="table-column">
      <style:table-column-properties fo:break-before="auto" style:column-width="1.348in"/>
    </style:style>
    <style:style style:name="co16" style:family="table-column">
      <style:table-column-properties fo:break-before="auto" style:column-width="1.3583in"/>
    </style:style>
    <style:style style:name="co17" style:family="table-column">
      <style:table-column-properties fo:break-before="auto" style:column-width="1.9425in"/>
    </style:style>
    <style:style style:name="co18" style:family="table-column">
      <style:table-column-properties fo:break-before="auto" style:column-width="1.2453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0307in" fo:break-before="auto" style:use-optimal-row-height="false"/>
    </style:style>
    <style:style style:name="ro3" style:family="table-row">
      <style:table-row-properties style:row-height="0.4098in" fo:break-before="auto" style:use-optimal-row-height="false"/>
    </style:style>
    <style:style style:name="ro4" style:family="table-row">
      <style:table-row-properties style:row-height="0.3047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/>
      <style:text-properties fo:color="#000000"/>
    </style:style>
    <style:style style:name="ce5" style:family="table-cell" style:parent-style-name="Default" style:data-style-name="N10100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/>
      <style:text-properties fo:color="#000000"/>
    </style:style>
    <style:style style:name="ce6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order="0.74pt solid #000000"/>
    </style:style>
    <style:style style:name="ce12" style:family="table-cell" style:parent-style-name="Default" style:data-style-name="N11">
      <style:table-cell-properties fo:background-color="transparent"/>
    </style:style>
    <style:style style:name="ce13" style:family="table-cell" style:parent-style-name="Default" style:data-style-name="N11">
      <style:table-cell-properties fo:border="0.74pt solid #000000"/>
    </style:style>
    <style:style style:name="ce17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119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5" style:family="table-cell" style:parent-style-name="Default" style:data-style-name="N122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1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in"/>
    </style:style>
    <style:style style:name="ce54" style:family="table-cell" style:parent-style-name="Default">
      <style:table-cell-properties fo:background-color="transparent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office:forms form:automatic-focus="false" form:apply-design-mode="false"/>
        <table:shapes>
          <draw:frame draw:z-index="0" draw:style-name="gr1" draw:text-style-name="P1" svg:width="8.3201in" svg:height="6.8087in" svg:x="0.2024in" svg:y="13.2657in">
            <draw:object draw:notify-on-update-of-ranges="RESULTS.A48:RESULTS.A59 RESULTS.B48:RESULTS.B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3201in" svg:height="6.8087in" svg:x="9.3713in" svg:y="13.1831in">
            <draw:object draw:notify-on-update-of-ranges="RESULTS.A48:RESULTS.A59 RESULTS.C48:RESULTS.C5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ce31"/>
        <table:table-column table:style-name="co13" table:default-cell-style-name="Default"/>
        <table:table-column table:style-name="co6" table:default-cell-style-name="Default"/>
        <table:table-column table:style-name="co12" table:default-cell-style-name="ce31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ce31"/>
        <table:table-column table:style-name="co18" table:default-cell-style-name="ce31"/>
        <table:table-column table:style-name="co19" table:number-columns-repeated="39" table:default-cell-style-name="Default"/>
        <table:table-row table:style-name="ro1">
          <table:table-cell table:style-name="ce1" table:number-columns-spanned="2" table:number-rows-spanned="2"/>
          <table:covered-table-cell table:style-name="ce1"/>
          <table:table-cell table:style-name="ce1"/>
          <table:table-cell table:style-name="ce17" office:value-type="string" calcext:value-type="string" table:number-columns-spanned="22" table:number-rows-spanned="1">
            <text:p>Relative improvement over the best result of heuristics averaged over 22 instances</text:p>
          </table:table-cell>
          <table:covered-table-cell table:number-columns-repeated="2" table:style-name="ce17"/>
          <table:covered-table-cell table:style-name="ce119"/>
          <table:covered-table-cell table:number-columns-repeated="5" table:style-name="ce17"/>
          <table:covered-table-cell table:style-name="ce119"/>
          <table:covered-table-cell table:number-columns-repeated="2" table:style-name="ce17"/>
          <table:covered-table-cell table:style-name="ce119"/>
          <table:covered-table-cell table:number-columns-repeated="7" table:style-name="ce17"/>
          <table:covered-table-cell table:number-columns-repeated="2" table:style-name="ce119"/>
          <table:table-cell table:style-name="ce131" table:number-columns-repeated="33"/>
          <table:table-cell table:number-columns-repeated="6"/>
        </table:table-row>
        <table:table-row table:style-name="ro2">
          <table:covered-table-cell table:number-columns-repeated="2" table:style-name="ce1"/>
          <table:table-cell table:style-name="ce1"/>
          <table:table-cell table:style-name="ce19" office:value-type="string" calcext:value-type="string">
            <text:p>att48</text:p>
          </table:table-cell>
          <table:table-cell table:style-name="ce19" office:value-type="string" calcext:value-type="string">
            <text:p>bayg29</text:p>
          </table:table-cell>
          <table:table-cell table:style-name="ce19" office:value-type="string" calcext:value-type="string">
            <text:p>bays29</text:p>
          </table:table-cell>
          <table:table-cell table:style-name="ce23" office:value-type="string" calcext:value-type="string">
            <text:p>berlin52</text:p>
          </table:table-cell>
          <table:table-cell table:style-name="ce19" office:value-type="string" calcext:value-type="string">
            <text:p>brazil58</text:p>
          </table:table-cell>
          <table:table-cell table:style-name="ce19" office:value-type="string" calcext:value-type="string">
            <text:p>burma14</text:p>
          </table:table-cell>
          <table:table-cell table:style-name="ce19" office:value-type="string" calcext:value-type="string">
            <text:p>dantzig42</text:p>
          </table:table-cell>
          <table:table-cell table:style-name="ce19" office:value-type="string" calcext:value-type="string">
            <text:p>eil51</text:p>
          </table:table-cell>
          <table:table-cell table:style-name="ce19" office:value-type="string" calcext:value-type="string">
            <text:p>eil76</text:p>
          </table:table-cell>
          <table:table-cell table:style-name="ce23" office:value-type="string" calcext:value-type="string">
            <text:p>fri26</text:p>
          </table:table-cell>
          <table:table-cell table:style-name="ce19" office:value-type="string" calcext:value-type="string">
            <text:p>gr17</text:p>
          </table:table-cell>
          <table:table-cell table:style-name="ce19" office:value-type="string" calcext:value-type="string">
            <text:p>gr21</text:p>
          </table:table-cell>
          <table:table-cell table:style-name="ce23" office:value-type="string" calcext:value-type="string">
            <text:p>gr24</text:p>
          </table:table-cell>
          <table:table-cell table:style-name="ce19" office:value-type="string" calcext:value-type="string">
            <text:p>gr48</text:p>
          </table:table-cell>
          <table:table-cell table:style-name="ce19" office:value-type="string" calcext:value-type="string">
            <text:p>gr96</text:p>
          </table:table-cell>
          <table:table-cell table:style-name="ce19" office:value-type="string" calcext:value-type="string">
            <text:p>hk48</text:p>
          </table:table-cell>
          <table:table-cell table:style-name="ce19" office:value-type="string" calcext:value-type="string">
            <text:p>pr76</text:p>
          </table:table-cell>
          <table:table-cell table:style-name="ce19" office:value-type="string" calcext:value-type="string">
            <text:p>rat99</text:p>
          </table:table-cell>
          <table:table-cell table:style-name="ce19" office:value-type="string" calcext:value-type="string">
            <text:p>st70</text:p>
          </table:table-cell>
          <table:table-cell table:style-name="ce19" office:value-type="string" calcext:value-type="string">
            <text:p>swiss42</text:p>
          </table:table-cell>
          <table:table-cell table:style-name="ce23" office:value-type="string" calcext:value-type="string">
            <text:p>ulysses16</text:p>
          </table:table-cell>
          <table:table-cell table:style-name="ce23" office:value-type="string" calcext:value-type="string">
            <text:p>ulysses22</text:p>
          </table:table-cell>
          <table:table-cell table:style-name="ce131" table:number-columns-repeated="33"/>
          <table:table-cell table:number-columns-repeated="6"/>
        </table:table-row>
        <table:table-row table:style-name="ro3">
          <table:table-cell table:style-name="ce1" office:value-type="string" calcext:value-type="string" table:number-columns-spanned="2" table:number-rows-spanned="1">
            <text:p>Optimal value →</text:p>
          </table:table-cell>
          <table:covered-table-cell table:style-name="ce1"/>
          <table:table-cell table:style-name="ce1"/>
          <table:table-cell table:style-name="ce19" office:value-type="float" office:value="10628" calcext:value-type="float">
            <text:p>10628</text:p>
          </table:table-cell>
          <table:table-cell table:style-name="ce19" office:value-type="float" office:value="1610" calcext:value-type="float">
            <text:p>1610</text:p>
          </table:table-cell>
          <table:table-cell table:style-name="ce19" office:value-type="float" office:value="2020" calcext:value-type="float">
            <text:p>2020</text:p>
          </table:table-cell>
          <table:table-cell table:style-name="ce23" office:value-type="float" office:value="7544.36590190409" calcext:value-type="float">
            <text:p>7544.36590190409</text:p>
          </table:table-cell>
          <table:table-cell table:style-name="ce19" table:number-columns-repeated="3"/>
          <table:table-cell table:style-name="ce19" office:value-type="float" office:value="429.983311983384" calcext:value-type="float">
            <text:p>429.983311983384</text:p>
          </table:table-cell>
          <table:table-cell table:style-name="ce19" office:value-type="float" office:value="545.387552468744" calcext:value-type="float">
            <text:p>545.387552468744</text:p>
          </table:table-cell>
          <table:table-cell table:style-name="ce23" office:value-type="float" office:value="937" calcext:value-type="float">
            <text:p>937</text:p>
          </table:table-cell>
          <table:table-cell table:style-name="ce19" table:number-columns-repeated="2"/>
          <table:table-cell table:style-name="ce23" office:value-type="float" office:value="1272" calcext:value-type="float">
            <text:p>1272</text:p>
          </table:table-cell>
          <table:table-cell table:style-name="ce19" office:value-type="float" office:value="5046" calcext:value-type="float">
            <text:p>5046</text:p>
          </table:table-cell>
          <table:table-cell table:style-name="ce19" office:value-type="float" office:value="54691.0876739524" calcext:value-type="float">
            <text:p>54691.0876739524</text:p>
          </table:table-cell>
          <table:table-cell table:style-name="ce19"/>
          <table:table-cell table:style-name="ce19" office:value-type="float" office:value="108159.438274138" calcext:value-type="float">
            <text:p>108159.438274138</text:p>
          </table:table-cell>
          <table:table-cell table:style-name="ce19"/>
          <table:table-cell table:style-name="ce19" office:value-type="float" office:value="678.597452096625" calcext:value-type="float">
            <text:p>678.597452096625</text:p>
          </table:table-cell>
          <table:table-cell table:style-name="ce19"/>
          <table:table-cell table:style-name="ce23" office:value-type="float" office:value="6755.24406005813" calcext:value-type="float">
            <text:p>6755.24406005813</text:p>
          </table:table-cell>
          <table:table-cell table:style-name="ce23" office:value-type="float" office:value="6912.2234837177" calcext:value-type="float">
            <text:p>6912.2234837177</text:p>
          </table:table-cell>
          <table:table-cell table:style-name="ce131" table:number-columns-repeated="33"/>
          <table:table-cell table:number-columns-repeated="6"/>
        </table:table-row>
        <table:table-row table:style-name="ro3">
          <table:table-cell table:style-name="ce1" office:value-type="string" calcext:value-type="string" table:number-columns-spanned="2" table:number-rows-spanned="1">
            <text:p>Best result of heuristics →</text:p>
          </table:table-cell>
          <table:covered-table-cell table:style-name="ce1"/>
          <table:table-cell table:style-name="ce1"/>
          <table:table-cell table:style-name="ce19" office:value-type="float" office:value="10721" calcext:value-type="float">
            <text:p>10721</text:p>
          </table:table-cell>
          <table:table-cell table:style-name="ce19" office:value-type="float" office:value="1628" calcext:value-type="float">
            <text:p>1628</text:p>
          </table:table-cell>
          <table:table-cell table:style-name="ce19" office:value-type="float" office:value="2028" calcext:value-type="float">
            <text:p>2028</text:p>
          </table:table-cell>
          <table:table-cell table:style-name="ce125" office:value-type="float" office:value="7544.36590190409" calcext:value-type="float">
            <text:p>7544.36590190409</text:p>
          </table:table-cell>
          <table:table-cell table:style-name="ce19" office:value-type="float" office:value="25664" calcext:value-type="float">
            <text:p>25664</text:p>
          </table:table-cell>
          <table:table-cell table:style-name="ce19" office:value-type="float" office:value="3330.60801545017" calcext:value-type="float">
            <text:p>3330.60801545017</text:p>
          </table:table-cell>
          <table:table-cell table:style-name="ce19" office:value-type="float" office:value="709" calcext:value-type="float">
            <text:p>709</text:p>
          </table:table-cell>
          <table:table-cell table:style-name="ce19" office:value-type="float" office:value="431.220729675664" calcext:value-type="float">
            <text:p>431.220729675664</text:p>
          </table:table-cell>
          <table:table-cell table:style-name="ce19" office:value-type="float" office:value="566.502808118878" calcext:value-type="float">
            <text:p>566.502808118878</text:p>
          </table:table-cell>
          <table:table-cell table:style-name="ce23" office:value-type="float" office:value="937" calcext:value-type="float">
            <text:p>937</text:p>
          </table:table-cell>
          <table:table-cell table:style-name="ce19" office:value-type="float" office:value="2085" calcext:value-type="float">
            <text:p>2085</text:p>
          </table:table-cell>
          <table:table-cell table:style-name="ce19" office:value-type="float" office:value="2707" calcext:value-type="float">
            <text:p>2707</text:p>
          </table:table-cell>
          <table:table-cell table:style-name="ce23" office:value-type="float" office:value="1272" calcext:value-type="float">
            <text:p>1272</text:p>
          </table:table-cell>
          <table:table-cell table:style-name="ce19" office:value-type="float" office:value="5088" calcext:value-type="float">
            <text:p>5088</text:p>
          </table:table-cell>
          <table:table-cell table:style-name="ce19" office:value-type="float" office:value="55976.3875510599" calcext:value-type="float">
            <text:p>55976.3875510599</text:p>
          </table:table-cell>
          <table:table-cell table:style-name="ce19" office:value-type="float" office:value="11474" calcext:value-type="float">
            <text:p>11474</text:p>
          </table:table-cell>
          <table:table-cell table:style-name="ce19" office:value-type="float" office:value="109206.651778109" calcext:value-type="float">
            <text:p>109206.651778109</text:p>
          </table:table-cell>
          <table:table-cell table:style-name="ce19" office:value-type="float" office:value="1250.82567025409" calcext:value-type="float">
            <text:p>1250.82567025409</text:p>
          </table:table-cell>
          <table:table-cell table:style-name="ce19" office:value-type="float" office:value="689.113713781863" calcext:value-type="float">
            <text:p>689.113713781863</text:p>
          </table:table-cell>
          <table:table-cell table:style-name="ce19" office:value-type="float" office:value="1273" calcext:value-type="float">
            <text:p>1273</text:p>
          </table:table-cell>
          <table:table-cell table:style-name="ce23" office:value-type="float" office:value="6755.24406005813" calcext:value-type="float">
            <text:p>6755.24406005813</text:p>
          </table:table-cell>
          <table:table-cell table:style-name="ce23" office:value-type="float" office:value="6912.2234837177" calcext:value-type="float">
            <text:p>6912.2234837177</text:p>
          </table:table-cell>
          <table:table-cell table:style-name="ce131" table:number-columns-repeated="33"/>
          <table:table-cell table:number-columns-repeated="6"/>
        </table:table-row>
        <table:table-row table:style-name="ro2">
          <table:table-cell table:style-name="ce65" office:value-type="string" calcext:value-type="string">
            <text:p>Size factor</text:p>
          </table:table-cell>
          <table:table-cell table:style-name="ce93" office:value-type="string" calcext:value-type="string">
            <text:p>Average improvement over all instances <text:s/></text:p>
          </table:table-cell>
          <table:table-cell table:style-name="ce93"/>
          <table:table-cell table:style-name="ce19" table:number-columns-repeated="3"/>
          <table:table-cell table:style-name="ce23"/>
          <table:table-cell table:style-name="ce19" table:number-columns-repeated="5"/>
          <table:table-cell table:style-name="ce23"/>
          <table:table-cell table:style-name="ce19" table:number-columns-repeated="2"/>
          <table:table-cell table:style-name="ce23"/>
          <table:table-cell table:style-name="ce19" table:number-columns-repeated="7"/>
          <table:table-cell table:style-name="ce23" table:number-columns-repeated="2"/>
          <table:table-cell table:style-name="ce131" table:number-columns-repeated="33"/>
          <table:table-cell table:number-columns-repeated="6"/>
        </table:table-row>
        <table:table-row table:style-name="ro4">
          <table:table-cell table:style-name="ce3" table:number-columns-repeated="3"/>
          <table:table-cell table:style-name="ce20" office:value-type="string" calcext:value-type="string" table:number-columns-spanned="22" table:number-rows-spanned="1">
            <text:p>Absolute values</text:p>
          </table:table-cell>
          <table:covered-table-cell table:number-columns-repeated="2" table:style-name="ce3"/>
          <table:covered-table-cell table:style-name="ce119"/>
          <table:covered-table-cell table:number-columns-repeated="5" table:style-name="ce3"/>
          <table:covered-table-cell table:style-name="ce119"/>
          <table:covered-table-cell table:number-columns-repeated="2" table:style-name="ce3"/>
          <table:covered-table-cell table:style-name="ce119"/>
          <table:covered-table-cell table:number-columns-repeated="7" table:style-name="ce3"/>
          <table:covered-table-cell table:number-columns-repeated="2" table:style-name="ce119"/>
          <table:table-cell table:style-name="ce61" table:number-columns-repeated="39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5" table:number-columns-repeated="2"/>
          <table:table-cell office:value-type="float" office:value="10711" calcext:value-type="float">
            <text:p>10711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560.3333333333" calcext:value-type="float">
            <text:p>25560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4" calcext:value-type="float">
            <text:p>704</text:p>
          </table:table-cell>
          <table:table-cell office:value-type="float" office:value="429.823230295905" calcext:value-type="float">
            <text:p>429.823230295905</text:p>
          </table:table-cell>
          <table:table-cell office:value-type="float" office:value="555.514027195575" calcext:value-type="float">
            <text:p>555.514027195575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4" calcext:value-type="float">
            <text:p>5074</text:p>
          </table:table-cell>
          <table:table-cell office:value-type="float" office:value="55452.9946009369" calcext:value-type="float">
            <text:p>55452.9946009369</text:p>
          </table:table-cell>
          <table:table-cell office:value-type="float" office:value="11470" calcext:value-type="float">
            <text:p>11470</text:p>
          </table:table-cell>
          <table:table-cell office:value-type="float" office:value="108159.438274138" calcext:value-type="float">
            <text:p>108159.438274138</text:p>
          </table:table-cell>
          <table:table-cell office:value-type="float" office:value="1232.65685231873" calcext:value-type="float">
            <text:p>1232.65685231873</text:p>
          </table:table-cell>
          <table:table-cell office:value-type="float" office:value="686.091799736743" calcext:value-type="float">
            <text:p>686.091799736743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5" table:number-columns-repeated="2"/>
          <table:table-cell office:value-type="float" office:value="10711" calcext:value-type="float">
            <text:p>10711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560.3333333333" calcext:value-type="float">
            <text:p>25560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4" calcext:value-type="float">
            <text:p>704</text:p>
          </table:table-cell>
          <table:table-cell office:value-type="float" office:value="430.244021857754" calcext:value-type="float">
            <text:p>430.244021857754</text:p>
          </table:table-cell>
          <table:table-cell office:value-type="float" office:value="561.219671808191" calcext:value-type="float">
            <text:p>561.219671808191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4" calcext:value-type="float">
            <text:p>5074</text:p>
          </table:table-cell>
          <table:table-cell office:value-type="float" office:value="55547.1082063976" calcext:value-type="float">
            <text:p>55547.1082063976</text:p>
          </table:table-cell>
          <table:table-cell office:value-type="float" office:value="11470" calcext:value-type="float">
            <text:p>11470</text:p>
          </table:table-cell>
          <table:table-cell office:value-type="float" office:value="108159.438274138" calcext:value-type="float">
            <text:p>108159.438274138</text:p>
          </table:table-cell>
          <table:table-cell office:value-type="float" office:value="1236.26097916819" calcext:value-type="float">
            <text:p>1236.26097916819</text:p>
          </table:table-cell>
          <table:table-cell office:value-type="float" office:value="686.091799736743" calcext:value-type="float">
            <text:p>686.091799736743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5" table:number-columns-repeated="2"/>
          <table:table-cell office:value-type="float" office:value="10711" calcext:value-type="float">
            <text:p>10711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477.6666666667" calcext:value-type="float">
            <text:p>25477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4" calcext:value-type="float">
            <text:p>704</text:p>
          </table:table-cell>
          <table:table-cell office:value-type="float" office:value="430.244021857754" calcext:value-type="float">
            <text:p>430.244021857754</text:p>
          </table:table-cell>
          <table:table-cell office:value-type="float" office:value="557.445242698242" calcext:value-type="float">
            <text:p>557.445242698242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4" calcext:value-type="float">
            <text:p>5074</text:p>
          </table:table-cell>
          <table:table-cell office:value-type="float" office:value="55435.5246878976" calcext:value-type="float">
            <text:p>55435.5246878976</text:p>
          </table:table-cell>
          <table:table-cell office:value-type="float" office:value="11464" calcext:value-type="float">
            <text:p>11464</text:p>
          </table:table-cell>
          <table:table-cell office:value-type="float" office:value="108159.438274138" calcext:value-type="float">
            <text:p>108159.438274138</text:p>
          </table:table-cell>
          <table:table-cell office:value-type="float" office:value="1232.65685231873" calcext:value-type="float">
            <text:p>1232.65685231873</text:p>
          </table:table-cell>
          <table:table-cell office:value-type="float" office:value="686.091799736743" calcext:value-type="float">
            <text:p>686.091799736743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5" table:number-columns-repeated="2"/>
          <table:table-cell office:value-type="float" office:value="10711" calcext:value-type="float">
            <text:p>10711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643" calcext:value-type="float">
            <text:p>2564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2.333333333333" calcext:value-type="float">
            <text:p>702.333333333333</text:p>
          </table:table-cell>
          <table:table-cell office:value-type="float" office:value="429.823230295905" calcext:value-type="float">
            <text:p>429.823230295905</text:p>
          </table:table-cell>
          <table:table-cell office:value-type="float" office:value="559.332457253217" calcext:value-type="float">
            <text:p>559.332457253217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5.66666666667" calcext:value-type="float">
            <text:p>5075.66666666667</text:p>
          </table:table-cell>
          <table:table-cell office:value-type="float" office:value="55547.1082063976" calcext:value-type="float">
            <text:p>55547.1082063976</text:p>
          </table:table-cell>
          <table:table-cell office:value-type="float" office:value="11470" calcext:value-type="float">
            <text:p>11470</text:p>
          </table:table-cell>
          <table:table-cell office:value-type="float" office:value="108159.438274138" calcext:value-type="float">
            <text:p>108159.438274138</text:p>
          </table:table-cell>
          <table:table-cell office:value-type="float" office:value="1233.61864083516" calcext:value-type="float">
            <text:p>1233.61864083516</text:p>
          </table:table-cell>
          <table:table-cell office:value-type="float" office:value="683.097736249444" calcext:value-type="float">
            <text:p>683.097736249444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5" table:number-columns-repeated="2"/>
          <table:table-cell office:value-type="float" office:value="10711" calcext:value-type="float">
            <text:p>10711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477.6666666667" calcext:value-type="float">
            <text:p>25477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2.333333333333" calcext:value-type="float">
            <text:p>702.333333333333</text:p>
          </table:table-cell>
          <table:table-cell office:value-type="float" office:value="430.244021857754" calcext:value-type="float">
            <text:p>430.244021857754</text:p>
          </table:table-cell>
          <table:table-cell office:value-type="float" office:value="558.641871992945" calcext:value-type="float">
            <text:p>558.641871992945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4" calcext:value-type="float">
            <text:p>5074</text:p>
          </table:table-cell>
          <table:table-cell office:value-type="float" office:value="55564.5781194368" calcext:value-type="float">
            <text:p>55564.5781194368</text:p>
          </table:table-cell>
          <table:table-cell office:value-type="float" office:value="11470" calcext:value-type="float">
            <text:p>11470</text:p>
          </table:table-cell>
          <table:table-cell office:value-type="float" office:value="108159.438274138" calcext:value-type="float">
            <text:p>108159.438274138</text:p>
          </table:table-cell>
          <table:table-cell office:value-type="float" office:value="1232.65685231873" calcext:value-type="float">
            <text:p>1232.65685231873</text:p>
          </table:table-cell>
          <table:table-cell office:value-type="float" office:value="683.097736249444" calcext:value-type="float">
            <text:p>683.097736249444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5" table:number-columns-repeated="2"/>
          <table:table-cell office:value-type="float" office:value="10690" calcext:value-type="float">
            <text:p>10690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477.6666666667" calcext:value-type="float">
            <text:p>25477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4" calcext:value-type="float">
            <text:p>704</text:p>
          </table:table-cell>
          <table:table-cell office:value-type="float" office:value="430.244021857754" calcext:value-type="float">
            <text:p>430.244021857754</text:p>
          </table:table-cell>
          <table:table-cell office:value-type="float" office:value="559.332457253217" calcext:value-type="float">
            <text:p>559.332457253217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4" calcext:value-type="float">
            <text:p>5074</text:p>
          </table:table-cell>
          <table:table-cell office:value-type="float" office:value="55482.8320300611" calcext:value-type="float">
            <text:p>55482.8320300611</text:p>
          </table:table-cell>
          <table:table-cell office:value-type="float" office:value="11470" calcext:value-type="float">
            <text:p>11470</text:p>
          </table:table-cell>
          <table:table-cell office:value-type="float" office:value="108159.438274138" calcext:value-type="float">
            <text:p>108159.438274138</text:p>
          </table:table-cell>
          <table:table-cell office:value-type="float" office:value="1234.11515430476" calcext:value-type="float">
            <text:p>1234.11515430476</text:p>
          </table:table-cell>
          <table:table-cell office:value-type="float" office:value="686.091799736743" calcext:value-type="float">
            <text:p>686.091799736743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5" table:number-columns-repeated="2"/>
          <table:table-cell office:value-type="float" office:value="10711" calcext:value-type="float">
            <text:p>10711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643" calcext:value-type="float">
            <text:p>2564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4" calcext:value-type="float">
            <text:p>704</text:p>
          </table:table-cell>
          <table:table-cell office:value-type="float" office:value="429.823230295905" calcext:value-type="float">
            <text:p>429.823230295905</text:p>
          </table:table-cell>
          <table:table-cell office:value-type="float" office:value="557.37893986671" calcext:value-type="float">
            <text:p>557.37893986671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4" calcext:value-type="float">
            <text:p>5074</text:p>
          </table:table-cell>
          <table:table-cell office:value-type="float" office:value="55485.7730643322" calcext:value-type="float">
            <text:p>55485.7730643322</text:p>
          </table:table-cell>
          <table:table-cell office:value-type="float" office:value="11470" calcext:value-type="float">
            <text:p>11470</text:p>
          </table:table-cell>
          <table:table-cell office:value-type="float" office:value="108159.438274138" calcext:value-type="float">
            <text:p>108159.438274138</text:p>
          </table:table-cell>
          <table:table-cell office:value-type="float" office:value="1232.65685231873" calcext:value-type="float">
            <text:p>1232.65685231873</text:p>
          </table:table-cell>
          <table:table-cell office:value-type="float" office:value="686.091799736743" calcext:value-type="float">
            <text:p>686.091799736743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5" table:number-columns-repeated="2"/>
          <table:table-cell office:value-type="float" office:value="10711" calcext:value-type="float">
            <text:p>10711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560.3333333333" calcext:value-type="float">
            <text:p>25560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4" calcext:value-type="float">
            <text:p>704</text:p>
          </table:table-cell>
          <table:table-cell office:value-type="float" office:value="430.244021857754" calcext:value-type="float">
            <text:p>430.244021857754</text:p>
          </table:table-cell>
          <table:table-cell office:value-type="float" office:value="557.445242698242" calcext:value-type="float">
            <text:p>557.445242698242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4" calcext:value-type="float">
            <text:p>5074</text:p>
          </table:table-cell>
          <table:table-cell office:value-type="float" office:value="55292.747219996" calcext:value-type="float">
            <text:p>55292.747219996</text:p>
          </table:table-cell>
          <table:table-cell office:value-type="float" office:value="11467" calcext:value-type="float">
            <text:p>11467</text:p>
          </table:table-cell>
          <table:table-cell office:value-type="float" office:value="108159.438274138" calcext:value-type="float">
            <text:p>108159.438274138</text:p>
          </table:table-cell>
          <table:table-cell office:value-type="float" office:value="1230.44835052773" calcext:value-type="float">
            <text:p>1230.44835052773</text:p>
          </table:table-cell>
          <table:table-cell office:value-type="float" office:value="686.091799736743" calcext:value-type="float">
            <text:p>686.091799736743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5" table:number-columns-repeated="2"/>
          <table:table-cell office:value-type="float" office:value="10711" calcext:value-type="float">
            <text:p>10711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395" calcext:value-type="float">
            <text:p>25395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4" calcext:value-type="float">
            <text:p>704</text:p>
          </table:table-cell>
          <table:table-cell office:value-type="float" office:value="430.244021857754" calcext:value-type="float">
            <text:p>430.244021857754</text:p>
          </table:table-cell>
          <table:table-cell office:value-type="float" office:value="561.219671808191" calcext:value-type="float">
            <text:p>561.219671808191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3.33333333333" calcext:value-type="float">
            <text:p>5073.33333333333</text:p>
          </table:table-cell>
          <table:table-cell office:value-type="float" office:value="55547.1082063976" calcext:value-type="float">
            <text:p>55547.1082063976</text:p>
          </table:table-cell>
          <table:table-cell office:value-type="float" office:value="11467" calcext:value-type="float">
            <text:p>11467</text:p>
          </table:table-cell>
          <table:table-cell office:value-type="float" office:value="108159.438274138" calcext:value-type="float">
            <text:p>108159.438274138</text:p>
          </table:table-cell>
          <table:table-cell office:value-type="float" office:value="1232.65685231873" calcext:value-type="float">
            <text:p>1232.65685231873</text:p>
          </table:table-cell>
          <table:table-cell office:value-type="float" office:value="686.091799736743" calcext:value-type="float">
            <text:p>686.091799736743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5" table:number-columns-repeated="2"/>
          <table:table-cell office:value-type="float" office:value="10711" calcext:value-type="float">
            <text:p>10711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477.6666666667" calcext:value-type="float">
            <text:p>25477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2.333333333333" calcext:value-type="float">
            <text:p>702.333333333333</text:p>
          </table:table-cell>
          <table:table-cell office:value-type="float" office:value="429.823230295905" calcext:value-type="float">
            <text:p>429.823230295905</text:p>
          </table:table-cell>
          <table:table-cell office:value-type="float" office:value="557.37893986671" calcext:value-type="float">
            <text:p>557.37893986671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4" calcext:value-type="float">
            <text:p>5074</text:p>
          </table:table-cell>
          <table:table-cell office:value-type="float" office:value="55485.7730643322" calcext:value-type="float">
            <text:p>55485.7730643322</text:p>
          </table:table-cell>
          <table:table-cell office:value-type="float" office:value="11470" calcext:value-type="float">
            <text:p>11470</text:p>
          </table:table-cell>
          <table:table-cell office:value-type="float" office:value="108159.438274138" calcext:value-type="float">
            <text:p>108159.438274138</text:p>
          </table:table-cell>
          <table:table-cell office:value-type="float" office:value="1232.65685231873" calcext:value-type="float">
            <text:p>1232.65685231873</text:p>
          </table:table-cell>
          <table:table-cell office:value-type="float" office:value="683.097736249444" calcext:value-type="float">
            <text:p>683.097736249444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5" table:number-columns-repeated="2"/>
          <table:table-cell office:value-type="float" office:value="10711" calcext:value-type="float">
            <text:p>10711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560.3333333333" calcext:value-type="float">
            <text:p>25560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4" calcext:value-type="float">
            <text:p>704</text:p>
          </table:table-cell>
          <table:table-cell office:value-type="float" office:value="429.402438734056" calcext:value-type="float">
            <text:p>429.402438734056</text:p>
          </table:table-cell>
          <table:table-cell office:value-type="float" office:value="557.445242698242" calcext:value-type="float">
            <text:p>557.445242698242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4" calcext:value-type="float">
            <text:p>5074</text:p>
          </table:table-cell>
          <table:table-cell office:value-type="float" office:value="55292.747219996" calcext:value-type="float">
            <text:p>55292.747219996</text:p>
          </table:table-cell>
          <table:table-cell office:value-type="float" office:value="11467" calcext:value-type="float">
            <text:p>11467</text:p>
          </table:table-cell>
          <table:table-cell office:value-type="float" office:value="108159.438274138" calcext:value-type="float">
            <text:p>108159.438274138</text:p>
          </table:table-cell>
          <table:table-cell office:value-type="float" office:value="1230.44835052773" calcext:value-type="float">
            <text:p>1230.44835052773</text:p>
          </table:table-cell>
          <table:table-cell office:value-type="float" office:value="686.091799736743" calcext:value-type="float">
            <text:p>686.091799736743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5" table:number-columns-repeated="2"/>
          <table:table-cell office:value-type="float" office:value="10711" calcext:value-type="float">
            <text:p>10711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477.6666666667" calcext:value-type="float">
            <text:p>25477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4" calcext:value-type="float">
            <text:p>704</text:p>
          </table:table-cell>
          <table:table-cell office:value-type="float" office:value="430.244021857754" calcext:value-type="float">
            <text:p>430.244021857754</text:p>
          </table:table-cell>
          <table:table-cell office:value-type="float" office:value="559.332457253216" calcext:value-type="float">
            <text:p>559.332457253216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4" calcext:value-type="float">
            <text:p>5074</text:p>
          </table:table-cell>
          <table:table-cell office:value-type="float" office:value="55547.1082063976" calcext:value-type="float">
            <text:p>55547.1082063976</text:p>
          </table:table-cell>
          <table:table-cell office:value-type="float" office:value="11467" calcext:value-type="float">
            <text:p>11467</text:p>
          </table:table-cell>
          <table:table-cell office:value-type="float" office:value="108159.438274138" calcext:value-type="float">
            <text:p>108159.438274138</text:p>
          </table:table-cell>
          <table:table-cell office:value-type="float" office:value="1232.65685231873" calcext:value-type="float">
            <text:p>1232.65685231873</text:p>
          </table:table-cell>
          <table:table-cell office:value-type="float" office:value="683.097736249444" calcext:value-type="float">
            <text:p>683.097736249444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4">
          <table:table-cell table:style-name="ce3" table:number-columns-spanned="2" table:number-rows-spanned="1"/>
          <table:covered-table-cell table:style-name="ce15" table:formula="of:=SUM([.D19:.Y19])/22" office:value-type="float" office:value="0" calcext:value-type="float">
            <text:p>0</text:p>
          </table:covered-table-cell>
          <table:table-cell table:style-name="ce15"/>
          <table:table-cell table:style-name="ce20" office:value-type="string" calcext:value-type="string" table:number-columns-spanned="22" table:number-rows-spanned="1">
            <text:p>Relative difference of the fitness value in comparison with the best result of heuristics</text:p>
          </table:table-cell>
          <table:covered-table-cell table:number-columns-repeated="2" table:style-name="ce17"/>
          <table:covered-table-cell table:style-name="ce119"/>
          <table:covered-table-cell table:number-columns-repeated="5" table:style-name="ce17"/>
          <table:covered-table-cell table:style-name="ce119"/>
          <table:covered-table-cell table:number-columns-repeated="2" table:style-name="ce17"/>
          <table:covered-table-cell table:style-name="ce119"/>
          <table:covered-table-cell table:number-columns-repeated="7" table:style-name="ce17"/>
          <table:covered-table-cell table:number-columns-repeated="2" table:style-name="ce119"/>
          <table:table-cell table:style-name="ce131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5" table:formula="of:=SUM([.D20:.Y20])/8" office:value-type="float" office:value="0.00324570511339561" calcext:value-type="float">
            <text:p>0.003245705113396</text:p>
          </table:table-cell>
          <table:table-cell table:style-name="ce13" table:formula="of:=[.B20]" office:value-type="percentage" office:value="0.00324570511339561" calcext:value-type="percentage">
            <text:p>0.32%</text:p>
          </table:table-cell>
          <table:table-cell table:style-name="ce112" table:number-columns-repeated="4"/>
          <table:table-cell table:style-name="ce112" table:formula="of:=([.H4]-[.H7])/[.H4]" office:value-type="float" office:value="0.00403938071487952" calcext:value-type="float">
            <text:p>0.00403938071488</text:p>
          </table:table-cell>
          <table:table-cell table:style-name="ce112" table:formula="of:=([.I4]-[.I7])/[.I4]" office:value-type="float" office:value="0" calcext:value-type="float">
            <text:p>0</text:p>
          </table:table-cell>
          <table:table-cell table:style-name="ce112" table:formula="of:=([.J4]-[.J7])/[.J4]" office:value-type="float" office:value="0.00705218617771509" calcext:value-type="float">
            <text:p>0.007052186177715</text:p>
          </table:table-cell>
          <table:table-cell table:style-name="ce112" table:number-columns-repeated="3"/>
          <table:table-cell table:style-name="ce112" table:formula="of:=([.N4]-[.N7])/[.N4]" office:value-type="float" office:value="0" calcext:value-type="float">
            <text:p>0</text:p>
          </table:table-cell>
          <table:table-cell table:style-name="ce112" table:formula="of:=([.O4]-[.O7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7])/[.S4]" office:value-type="float" office:value="0.000348614258323165" calcext:value-type="float">
            <text:p>0.000348614258323</text:p>
          </table:table-cell>
          <table:table-cell table:style-name="ce112"/>
          <table:table-cell table:style-name="ce112" table:formula="of:=([.U4]-[.U7])/[.U4]" office:value-type="float" office:value="0.0145254597562471" calcext:value-type="float">
            <text:p>0.014525459756247</text:p>
          </table:table-cell>
          <table:table-cell table:style-name="ce112"/>
          <table:table-cell table:style-name="ce112" table:formula="of:=([.W4]-[.W7])/[.W4]" office:value-type="float" office:value="0" calcext:value-type="float">
            <text:p>0</text:p>
          </table:table-cell>
          <table:table-cell table:style-name="ce112" table:number-columns-repeated="2"/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5" table:formula="of:=SUM([.D21:.Y21])/8" office:value-type="float" office:value="0.00288553033692952" calcext:value-type="float">
            <text:p>0.00288553033693</text:p>
          </table:table-cell>
          <table:table-cell table:style-name="ce13" table:formula="of:=[.B21]" office:value-type="percentage" office:value="0.00288553033692952" calcext:value-type="percentage">
            <text:p>0.29%</text:p>
          </table:table-cell>
          <table:table-cell table:style-name="ce112" table:number-columns-repeated="4"/>
          <table:table-cell table:style-name="ce112" table:formula="of:=([.H4]-[.H8])/[.H4]" office:value-type="float" office:value="0.00403938071487952" calcext:value-type="float">
            <text:p>0.00403938071488</text:p>
          </table:table-cell>
          <table:table-cell table:style-name="ce112" table:formula="of:=([.I4]-[.I8])/[.I4]" office:value-type="float" office:value="0" calcext:value-type="float">
            <text:p>0</text:p>
          </table:table-cell>
          <table:table-cell table:style-name="ce112" table:formula="of:=([.J4]-[.J8])/[.J4]" office:value-type="float" office:value="0.00705218617771509" calcext:value-type="float">
            <text:p>0.007052186177715</text:p>
          </table:table-cell>
          <table:table-cell table:style-name="ce112" table:number-columns-repeated="3"/>
          <table:table-cell table:style-name="ce112" table:formula="of:=([.N4]-[.N8])/[.N4]" office:value-type="float" office:value="0" calcext:value-type="float">
            <text:p>0</text:p>
          </table:table-cell>
          <table:table-cell table:style-name="ce112" table:formula="of:=([.O4]-[.O8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8])/[.S4]" office:value-type="float" office:value="0.000348614258323165" calcext:value-type="float">
            <text:p>0.000348614258323</text:p>
          </table:table-cell>
          <table:table-cell table:style-name="ce112"/>
          <table:table-cell table:style-name="ce112" table:formula="of:=([.U4]-[.U8])/[.U4]" office:value-type="float" office:value="0.0116440615445184" calcext:value-type="float">
            <text:p>0.011644061544518</text:p>
          </table:table-cell>
          <table:table-cell table:style-name="ce112"/>
          <table:table-cell table:style-name="ce112" table:formula="of:=([.W4]-[.W8])/[.W4]" office:value-type="float" office:value="0" calcext:value-type="float">
            <text:p>0</text:p>
          </table:table-cell>
          <table:table-cell table:style-name="ce112" table:number-columns-repeated="2"/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5" table:formula="of:=SUM([.D22:.Y22])/8" office:value-type="float" office:value="0.00371370952207641" calcext:value-type="float">
            <text:p>0.003713709522076</text:p>
          </table:table-cell>
          <table:table-cell table:style-name="ce13" table:formula="of:=[.B22]" office:value-type="percentage" office:value="0.00371370952207641" calcext:value-type="percentage">
            <text:p>0.37%</text:p>
          </table:table-cell>
          <table:table-cell table:style-name="ce112" table:number-columns-repeated="4"/>
          <table:table-cell table:style-name="ce112" table:formula="of:=([.H4]-[.H9])/[.H4]" office:value-type="float" office:value="0.00726049459684118" calcext:value-type="float">
            <text:p>0.007260494596841</text:p>
          </table:table-cell>
          <table:table-cell table:style-name="ce112" table:formula="of:=([.I4]-[.I9])/[.I4]" office:value-type="float" office:value="0" calcext:value-type="float">
            <text:p>0</text:p>
          </table:table-cell>
          <table:table-cell table:style-name="ce112" table:formula="of:=([.J4]-[.J9])/[.J4]" office:value-type="float" office:value="0.00705218617771509" calcext:value-type="float">
            <text:p>0.007052186177715</text:p>
          </table:table-cell>
          <table:table-cell table:style-name="ce112" table:number-columns-repeated="3"/>
          <table:table-cell table:style-name="ce112" table:formula="of:=([.N4]-[.N9])/[.N4]" office:value-type="float" office:value="0" calcext:value-type="float">
            <text:p>0</text:p>
          </table:table-cell>
          <table:table-cell table:style-name="ce112" table:formula="of:=([.O4]-[.O9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9])/[.S4]" office:value-type="float" office:value="0.000871535645807914" calcext:value-type="float">
            <text:p>0.000871535645808</text:p>
          </table:table-cell>
          <table:table-cell table:style-name="ce112"/>
          <table:table-cell table:style-name="ce112" table:formula="of:=([.U4]-[.U9])/[.U4]" office:value-type="float" office:value="0.0145254597562471" calcext:value-type="float">
            <text:p>0.014525459756247</text:p>
          </table:table-cell>
          <table:table-cell table:style-name="ce112"/>
          <table:table-cell table:style-name="ce112" table:formula="of:=([.W4]-[.W9])/[.W4]" office:value-type="float" office:value="0" calcext:value-type="float">
            <text:p>0</text:p>
          </table:table-cell>
          <table:table-cell table:style-name="ce112" table:number-columns-repeated="2"/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5" table:formula="of:=SUM([.D23:.Y23])/8" office:value-type="float" office:value="0.0030407916049235" calcext:value-type="float">
            <text:p>0.003040791604924</text:p>
          </table:table-cell>
          <table:table-cell table:style-name="ce13" table:formula="of:=[.B23]" office:value-type="percentage" office:value="0.0030407916049235" calcext:value-type="percentage">
            <text:p>0.30%</text:p>
          </table:table-cell>
          <table:table-cell table:style-name="ce112" table:number-columns-repeated="4"/>
          <table:table-cell table:style-name="ce112" table:formula="of:=([.H4]-[.H10])/[.H4]" office:value-type="float" office:value="0.000818266832917706" calcext:value-type="float">
            <text:p>0.000818266832918</text:p>
          </table:table-cell>
          <table:table-cell table:style-name="ce112" table:formula="of:=([.I4]-[.I10])/[.I4]" office:value-type="float" office:value="0" calcext:value-type="float">
            <text:p>0</text:p>
          </table:table-cell>
          <table:table-cell table:style-name="ce112" table:formula="of:=([.J4]-[.J10])/[.J4]" office:value-type="float" office:value="0.00940291490362007" calcext:value-type="float">
            <text:p>0.00940291490362</text:p>
          </table:table-cell>
          <table:table-cell table:style-name="ce112" table:number-columns-repeated="3"/>
          <table:table-cell table:style-name="ce112" table:formula="of:=([.N4]-[.N10])/[.N4]" office:value-type="float" office:value="0" calcext:value-type="float">
            <text:p>0</text:p>
          </table:table-cell>
          <table:table-cell table:style-name="ce112" table:formula="of:=([.O4]-[.O10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0])/[.S4]" office:value-type="float" office:value="0.000348614258323165" calcext:value-type="float">
            <text:p>0.000348614258323</text:p>
          </table:table-cell>
          <table:table-cell table:style-name="ce112"/>
          <table:table-cell table:style-name="ce112" table:formula="of:=([.U4]-[.U10])/[.U4]" office:value-type="float" office:value="0.0137565368445271" calcext:value-type="float">
            <text:p>0.013756536844527</text:p>
          </table:table-cell>
          <table:table-cell table:style-name="ce112"/>
          <table:table-cell table:style-name="ce112" table:formula="of:=([.W4]-[.W10])/[.W4]" office:value-type="float" office:value="0" calcext:value-type="float">
            <text:p>0</text:p>
          </table:table-cell>
          <table:table-cell table:style-name="ce112" table:number-columns-repeated="2"/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5" table:formula="of:=SUM([.D24:.Y24])/8" office:value-type="float" office:value="0.00394218543937894" calcext:value-type="float">
            <text:p>0.003942185439379</text:p>
          </table:table-cell>
          <table:table-cell table:style-name="ce13" table:formula="of:=[.B24]" office:value-type="percentage" office:value="0.00394218543937894" calcext:value-type="percentage">
            <text:p>0.39%</text:p>
          </table:table-cell>
          <table:table-cell table:style-name="ce112" table:number-columns-repeated="4"/>
          <table:table-cell table:style-name="ce112" table:formula="of:=([.H4]-[.H11])/[.H4]" office:value-type="float" office:value="0.00726049459684118" calcext:value-type="float">
            <text:p>0.007260494596841</text:p>
          </table:table-cell>
          <table:table-cell table:style-name="ce112" table:formula="of:=([.I4]-[.I11])/[.I4]" office:value-type="float" office:value="0" calcext:value-type="float">
            <text:p>0</text:p>
          </table:table-cell>
          <table:table-cell table:style-name="ce112" table:formula="of:=([.J4]-[.J11])/[.J4]" office:value-type="float" office:value="0.00940291490362007" calcext:value-type="float">
            <text:p>0.00940291490362</text:p>
          </table:table-cell>
          <table:table-cell table:style-name="ce112" table:number-columns-repeated="3"/>
          <table:table-cell table:style-name="ce112" table:formula="of:=([.N4]-[.N11])/[.N4]" office:value-type="float" office:value="0" calcext:value-type="float">
            <text:p>0</text:p>
          </table:table-cell>
          <table:table-cell table:style-name="ce112" table:formula="of:=([.O4]-[.O11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1])/[.S4]" office:value-type="float" office:value="0.000348614258323165" calcext:value-type="float">
            <text:p>0.000348614258323</text:p>
          </table:table-cell>
          <table:table-cell table:style-name="ce112"/>
          <table:table-cell table:style-name="ce112" table:formula="of:=([.U4]-[.U11])/[.U4]" office:value-type="float" office:value="0.0145254597562471" calcext:value-type="float">
            <text:p>0.014525459756247</text:p>
          </table:table-cell>
          <table:table-cell table:style-name="ce112"/>
          <table:table-cell table:style-name="ce112" table:formula="of:=([.W4]-[.W11])/[.W4]" office:value-type="float" office:value="0" calcext:value-type="float">
            <text:p>0</text:p>
          </table:table-cell>
          <table:table-cell table:style-name="ce112" table:number-columns-repeated="2"/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5" table:formula="of:=SUM([.D25:.Y25])/8" office:value-type="float" office:value="0.0035026104125793" calcext:value-type="float">
            <text:p>0.003502610412579</text:p>
          </table:table-cell>
          <table:table-cell table:style-name="ce13" table:formula="of:=[.B25]" office:value-type="percentage" office:value="0.0035026104125793" calcext:value-type="percentage">
            <text:p>0.35%</text:p>
          </table:table-cell>
          <table:table-cell table:style-name="ce112" table:number-columns-repeated="4"/>
          <table:table-cell table:style-name="ce112" table:formula="of:=([.H4]-[.H12])/[.H4]" office:value-type="float" office:value="0.00726049459684118" calcext:value-type="float">
            <text:p>0.007260494596841</text:p>
          </table:table-cell>
          <table:table-cell table:style-name="ce112" table:formula="of:=([.I4]-[.I12])/[.I4]" office:value-type="float" office:value="0" calcext:value-type="float">
            <text:p>0</text:p>
          </table:table-cell>
          <table:table-cell table:style-name="ce112" table:formula="of:=([.J4]-[.J12])/[.J4]" office:value-type="float" office:value="0.00705218617771509" calcext:value-type="float">
            <text:p>0.007052186177715</text:p>
          </table:table-cell>
          <table:table-cell table:style-name="ce112" table:number-columns-repeated="3"/>
          <table:table-cell table:style-name="ce112" table:formula="of:=([.N4]-[.N12])/[.N4]" office:value-type="float" office:value="0" calcext:value-type="float">
            <text:p>0</text:p>
          </table:table-cell>
          <table:table-cell table:style-name="ce112" table:formula="of:=([.O4]-[.O12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2])/[.S4]" office:value-type="float" office:value="0.000348614258323165" calcext:value-type="float">
            <text:p>0.000348614258323</text:p>
          </table:table-cell>
          <table:table-cell table:style-name="ce112"/>
          <table:table-cell table:style-name="ce112" table:formula="of:=([.U4]-[.U12])/[.U4]" office:value-type="float" office:value="0.013359588267755" calcext:value-type="float">
            <text:p>0.013359588267755</text:p>
          </table:table-cell>
          <table:table-cell table:style-name="ce112"/>
          <table:table-cell table:style-name="ce112" table:formula="of:=([.W4]-[.W12])/[.W4]" office:value-type="float" office:value="0" calcext:value-type="float">
            <text:p>0</text:p>
          </table:table-cell>
          <table:table-cell table:style-name="ce112" table:number-columns-repeated="2"/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5" table:formula="of:=SUM([.D26:.Y26])/8" office:value-type="float" office:value="0.00284306587815039" calcext:value-type="float">
            <text:p>0.00284306587815</text:p>
          </table:table-cell>
          <table:table-cell table:style-name="ce13" table:formula="of:=[.B26]" office:value-type="percentage" office:value="0.00284306587815039" calcext:value-type="percentage">
            <text:p>0.28%</text:p>
          </table:table-cell>
          <table:table-cell table:style-name="ce112" table:number-columns-repeated="4"/>
          <table:table-cell table:style-name="ce112" table:formula="of:=([.H4]-[.H13])/[.H4]" office:value-type="float" office:value="0.000818266832917706" calcext:value-type="float">
            <text:p>0.000818266832918</text:p>
          </table:table-cell>
          <table:table-cell table:style-name="ce112" table:formula="of:=([.I4]-[.I13])/[.I4]" office:value-type="float" office:value="0" calcext:value-type="float">
            <text:p>0</text:p>
          </table:table-cell>
          <table:table-cell table:style-name="ce112" table:formula="of:=([.J4]-[.J13])/[.J4]" office:value-type="float" office:value="0.00705218617771509" calcext:value-type="float">
            <text:p>0.007052186177715</text:p>
          </table:table-cell>
          <table:table-cell table:style-name="ce112" table:number-columns-repeated="3"/>
          <table:table-cell table:style-name="ce112" table:formula="of:=([.N4]-[.N13])/[.N4]" office:value-type="float" office:value="0" calcext:value-type="float">
            <text:p>0</text:p>
          </table:table-cell>
          <table:table-cell table:style-name="ce112" table:formula="of:=([.O4]-[.O13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3])/[.S4]" office:value-type="float" office:value="0.000348614258323165" calcext:value-type="float">
            <text:p>0.000348614258323</text:p>
          </table:table-cell>
          <table:table-cell table:style-name="ce112"/>
          <table:table-cell table:style-name="ce112" table:formula="of:=([.U4]-[.U13])/[.U4]" office:value-type="float" office:value="0.0145254597562471" calcext:value-type="float">
            <text:p>0.014525459756247</text:p>
          </table:table-cell>
          <table:table-cell table:style-name="ce112"/>
          <table:table-cell table:style-name="ce112" table:formula="of:=([.W4]-[.W13])/[.W4]" office:value-type="float" office:value="0" calcext:value-type="float">
            <text:p>0</text:p>
          </table:table-cell>
          <table:table-cell table:style-name="ce112" table:number-columns-repeated="2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5" table:formula="of:=SUM([.D27:.Y27])/8" office:value-type="float" office:value="0.0034990920959698" calcext:value-type="float">
            <text:p>0.00349909209597</text:p>
          </table:table-cell>
          <table:table-cell table:style-name="ce13" table:formula="of:=[.B27]" office:value-type="percentage" office:value="0.0034990920959698" calcext:value-type="percentage">
            <text:p>0.35%</text:p>
          </table:table-cell>
          <table:table-cell table:style-name="ce112" table:number-columns-repeated="4"/>
          <table:table-cell table:style-name="ce112" table:formula="of:=([.H4]-[.H14])/[.H4]" office:value-type="float" office:value="0.00403938071487952" calcext:value-type="float">
            <text:p>0.00403938071488</text:p>
          </table:table-cell>
          <table:table-cell table:style-name="ce112" table:formula="of:=([.I4]-[.I14])/[.I4]" office:value-type="float" office:value="0" calcext:value-type="float">
            <text:p>0</text:p>
          </table:table-cell>
          <table:table-cell table:style-name="ce112" table:formula="of:=([.J4]-[.J14])/[.J4]" office:value-type="float" office:value="0.00705218617771509" calcext:value-type="float">
            <text:p>0.007052186177715</text:p>
          </table:table-cell>
          <table:table-cell table:style-name="ce112" table:number-columns-repeated="3"/>
          <table:table-cell table:style-name="ce112" table:formula="of:=([.N4]-[.N14])/[.N4]" office:value-type="float" office:value="0" calcext:value-type="float">
            <text:p>0</text:p>
          </table:table-cell>
          <table:table-cell table:style-name="ce112" table:formula="of:=([.O4]-[.O14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4])/[.S4]" office:value-type="float" office:value="0.00061007495206554" calcext:value-type="float">
            <text:p>0.000610074952066</text:p>
          </table:table-cell>
          <table:table-cell table:style-name="ce112"/>
          <table:table-cell table:style-name="ce112" table:formula="of:=([.U4]-[.U14])/[.U4]" office:value-type="float" office:value="0.0162910949230983" calcext:value-type="float">
            <text:p>0.016291094923098</text:p>
          </table:table-cell>
          <table:table-cell table:style-name="ce112"/>
          <table:table-cell table:style-name="ce112" table:formula="of:=([.W4]-[.W14])/[.W4]" office:value-type="float" office:value="0" calcext:value-type="float">
            <text:p>0</text:p>
          </table:table-cell>
          <table:table-cell table:style-name="ce112" table:number-columns-repeated="2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5" table:formula="of:=SUM([.D28:.Y28])/8" office:value-type="float" office:value="0.00408366617060384" calcext:value-type="float">
            <text:p>0.004083666170604</text:p>
          </table:table-cell>
          <table:table-cell table:style-name="ce13" table:formula="of:=[.B28]" office:value-type="percentage" office:value="0.00408366617060384" calcext:value-type="percentage">
            <text:p>0.41%</text:p>
          </table:table-cell>
          <table:table-cell table:style-name="ce112" table:number-columns-repeated="4"/>
          <table:table-cell table:style-name="ce112" table:formula="of:=([.H4]-[.H15])/[.H4]" office:value-type="float" office:value="0.010481608478803" calcext:value-type="float">
            <text:p>0.010481608478803</text:p>
          </table:table-cell>
          <table:table-cell table:style-name="ce112" table:formula="of:=([.I4]-[.I15])/[.I4]" office:value-type="float" office:value="0" calcext:value-type="float">
            <text:p>0</text:p>
          </table:table-cell>
          <table:table-cell table:style-name="ce112" table:formula="of:=([.J4]-[.J15])/[.J4]" office:value-type="float" office:value="0.00705218617771509" calcext:value-type="float">
            <text:p>0.007052186177715</text:p>
          </table:table-cell>
          <table:table-cell table:style-name="ce112" table:number-columns-repeated="3"/>
          <table:table-cell table:style-name="ce112" table:formula="of:=([.N4]-[.N15])/[.N4]" office:value-type="float" office:value="0" calcext:value-type="float">
            <text:p>0</text:p>
          </table:table-cell>
          <table:table-cell table:style-name="ce112" table:formula="of:=([.O4]-[.O15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5])/[.S4]" office:value-type="float" office:value="0.00061007495206554" calcext:value-type="float">
            <text:p>0.000610074952066</text:p>
          </table:table-cell>
          <table:table-cell table:style-name="ce112"/>
          <table:table-cell table:style-name="ce112" table:formula="of:=([.U4]-[.U15])/[.U4]" office:value-type="float" office:value="0.0145254597562471" calcext:value-type="float">
            <text:p>0.014525459756247</text:p>
          </table:table-cell>
          <table:table-cell table:style-name="ce112"/>
          <table:table-cell table:style-name="ce112" table:formula="of:=([.W4]-[.W15])/[.W4]" office:value-type="float" office:value="0" calcext:value-type="float">
            <text:p>0</text:p>
          </table:table-cell>
          <table:table-cell table:style-name="ce112" table:number-columns-repeated="2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5" table:formula="of:=SUM([.D29:.Y29])/8" office:value-type="float" office:value="0.00394218543937894" calcext:value-type="float">
            <text:p>0.003942185439379</text:p>
          </table:table-cell>
          <table:table-cell table:style-name="ce13" table:formula="of:=[.B29]" office:value-type="percentage" office:value="0.00394218543937894" calcext:value-type="percentage">
            <text:p>0.39%</text:p>
          </table:table-cell>
          <table:table-cell table:style-name="ce112" table:number-columns-repeated="4"/>
          <table:table-cell table:style-name="ce112" table:formula="of:=([.H4]-[.H16])/[.H4]" office:value-type="float" office:value="0.00726049459684118" calcext:value-type="float">
            <text:p>0.007260494596841</text:p>
          </table:table-cell>
          <table:table-cell table:style-name="ce112" table:formula="of:=([.I4]-[.I16])/[.I4]" office:value-type="float" office:value="0" calcext:value-type="float">
            <text:p>0</text:p>
          </table:table-cell>
          <table:table-cell table:style-name="ce112" table:formula="of:=([.J4]-[.J16])/[.J4]" office:value-type="float" office:value="0.00940291490362007" calcext:value-type="float">
            <text:p>0.00940291490362</text:p>
          </table:table-cell>
          <table:table-cell table:style-name="ce112" table:number-columns-repeated="3"/>
          <table:table-cell table:style-name="ce112" table:formula="of:=([.N4]-[.N16])/[.N4]" office:value-type="float" office:value="0" calcext:value-type="float">
            <text:p>0</text:p>
          </table:table-cell>
          <table:table-cell table:style-name="ce112" table:formula="of:=([.O4]-[.O16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6])/[.S4]" office:value-type="float" office:value="0.000348614258323165" calcext:value-type="float">
            <text:p>0.000348614258323</text:p>
          </table:table-cell>
          <table:table-cell table:style-name="ce112"/>
          <table:table-cell table:style-name="ce112" table:formula="of:=([.U4]-[.U16])/[.U4]" office:value-type="float" office:value="0.0145254597562471" calcext:value-type="float">
            <text:p>0.014525459756247</text:p>
          </table:table-cell>
          <table:table-cell table:style-name="ce112"/>
          <table:table-cell table:style-name="ce112" table:formula="of:=([.W4]-[.W16])/[.W4]" office:value-type="float" office:value="0" calcext:value-type="float">
            <text:p>0</text:p>
          </table:table-cell>
          <table:table-cell table:style-name="ce112" table:number-columns-repeated="2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5" table:formula="of:=SUM([.D30:.Y30])/8" office:value-type="float" office:value="0.0034990920959698" calcext:value-type="float">
            <text:p>0.00349909209597</text:p>
          </table:table-cell>
          <table:table-cell table:style-name="ce13" table:formula="of:=[.B30]" office:value-type="percentage" office:value="0.0034990920959698" calcext:value-type="percentage">
            <text:p>0.35%</text:p>
          </table:table-cell>
          <table:table-cell table:style-name="ce112" table:number-columns-repeated="4"/>
          <table:table-cell table:style-name="ce112" table:formula="of:=([.H4]-[.H17])/[.H4]" office:value-type="float" office:value="0.00403938071487952" calcext:value-type="float">
            <text:p>0.00403938071488</text:p>
          </table:table-cell>
          <table:table-cell table:style-name="ce112" table:formula="of:=([.I4]-[.I17])/[.I4]" office:value-type="float" office:value="0" calcext:value-type="float">
            <text:p>0</text:p>
          </table:table-cell>
          <table:table-cell table:style-name="ce112" table:formula="of:=([.J4]-[.J17])/[.J4]" office:value-type="float" office:value="0.00705218617771509" calcext:value-type="float">
            <text:p>0.007052186177715</text:p>
          </table:table-cell>
          <table:table-cell table:style-name="ce112" table:number-columns-repeated="3"/>
          <table:table-cell table:style-name="ce112" table:formula="of:=([.N4]-[.N17])/[.N4]" office:value-type="float" office:value="0" calcext:value-type="float">
            <text:p>0</text:p>
          </table:table-cell>
          <table:table-cell table:style-name="ce112" table:formula="of:=([.O4]-[.O17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7])/[.S4]" office:value-type="float" office:value="0.00061007495206554" calcext:value-type="float">
            <text:p>0.000610074952066</text:p>
          </table:table-cell>
          <table:table-cell table:style-name="ce112"/>
          <table:table-cell table:style-name="ce112" table:formula="of:=([.U4]-[.U17])/[.U4]" office:value-type="float" office:value="0.0162910949230983" calcext:value-type="float">
            <text:p>0.016291094923098</text:p>
          </table:table-cell>
          <table:table-cell table:style-name="ce112"/>
          <table:table-cell table:style-name="ce112" table:formula="of:=([.W4]-[.W17])/[.W4]" office:value-type="float" office:value="0" calcext:value-type="float">
            <text:p>0</text:p>
          </table:table-cell>
          <table:table-cell table:style-name="ce112" table:number-columns-repeated="2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5" table:formula="of:=SUM([.D31:.Y31])/8" office:value-type="float" office:value="0.00368102693535862" calcext:value-type="float">
            <text:p>0.003681026935359</text:p>
          </table:table-cell>
          <table:table-cell table:style-name="ce13" table:formula="of:=[.B31]" office:value-type="percentage" office:value="0.00368102693535862" calcext:value-type="percentage">
            <text:p>0.37%</text:p>
          </table:table-cell>
          <table:table-cell table:style-name="ce112" table:number-columns-repeated="4"/>
          <table:table-cell table:style-name="ce112" table:formula="of:=([.H4]-[.H18])/[.H4]" office:value-type="float" office:value="0.00726049459684118" calcext:value-type="float">
            <text:p>0.007260494596841</text:p>
          </table:table-cell>
          <table:table-cell table:style-name="ce112" table:formula="of:=([.I4]-[.I18])/[.I4]" office:value-type="float" office:value="0" calcext:value-type="float">
            <text:p>0</text:p>
          </table:table-cell>
          <table:table-cell table:style-name="ce112" table:formula="of:=([.J4]-[.J18])/[.J4]" office:value-type="float" office:value="0.00705218617771509" calcext:value-type="float">
            <text:p>0.007052186177715</text:p>
          </table:table-cell>
          <table:table-cell table:style-name="ce112" table:number-columns-repeated="3"/>
          <table:table-cell table:style-name="ce112" table:formula="of:=([.N4]-[.N18])/[.N4]" office:value-type="float" office:value="0" calcext:value-type="float">
            <text:p>0</text:p>
          </table:table-cell>
          <table:table-cell table:style-name="ce112" table:formula="of:=([.O4]-[.O18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8])/[.S4]" office:value-type="float" office:value="0.00061007495206554" calcext:value-type="float">
            <text:p>0.000610074952066</text:p>
          </table:table-cell>
          <table:table-cell table:style-name="ce112"/>
          <table:table-cell table:style-name="ce112" table:formula="of:=([.U4]-[.U18])/[.U4]" office:value-type="float" office:value="0.0145254597562471" calcext:value-type="float">
            <text:p>0.014525459756247</text:p>
          </table:table-cell>
          <table:table-cell table:style-name="ce112"/>
          <table:table-cell table:style-name="ce112" table:formula="of:=([.W4]-[.W18])/[.W4]" office:value-type="float" office:value="0" calcext:value-type="float">
            <text:p>0</text:p>
          </table:table-cell>
          <table:table-cell table:style-name="ce112" table:number-columns-repeated="2"/>
          <table:table-cell table:style-name="ce54" table:number-columns-repeated="33"/>
          <table:table-cell table:number-columns-repeated="6"/>
        </table:table-row>
        <table:table-row table:style-name="ro4">
          <table:table-cell table:style-name="ce3" table:number-columns-spanned="2" table:number-rows-spanned="1"/>
          <table:covered-table-cell table:style-name="ce15" table:formula="of:=SUM([.D32:.Y32])/22" office:value-type="float" office:value="0" calcext:value-type="float">
            <text:p>0</text:p>
          </table:covered-table-cell>
          <table:table-cell table:style-name="ce15"/>
          <table:table-cell table:style-name="ce20" office:value-type="string" calcext:value-type="string" table:number-columns-spanned="22" table:number-rows-spanned="1">
            <text:p>Relative difference of the fitness value in comparison with the optimal value if known</text:p>
          </table:table-cell>
          <table:covered-table-cell table:number-columns-repeated="2" table:style-name="ce17"/>
          <table:covered-table-cell table:style-name="ce119"/>
          <table:covered-table-cell table:number-columns-repeated="5" table:style-name="ce17"/>
          <table:covered-table-cell table:style-name="ce119"/>
          <table:covered-table-cell table:number-columns-repeated="2" table:style-name="ce17"/>
          <table:covered-table-cell table:style-name="ce119"/>
          <table:covered-table-cell table:number-columns-repeated="7" table:style-name="ce17"/>
          <table:covered-table-cell table:number-columns-repeated="2" table:style-name="ce119"/>
          <table:table-cell table:style-name="ce131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5" table:formula="of:=SUM([.D33:.Y33])/14" office:value-type="float" office:value="-0.00403776233639762" calcext:value-type="float">
            <text:p>-0.004037762336398</text:p>
          </table:table-cell>
          <table:table-cell table:style-name="ce13" table:formula="of:=[.B33]*(-1)" office:value-type="percentage" office:value="0.00403776233639762" calcext:value-type="percentage">
            <text:p>0.40%</text:p>
          </table:table-cell>
          <table:table-cell table:style-name="ce112" table:formula="of:=([.D3]-[.D7])/[.D3]" office:value-type="float" office:value="-0.00780955965374483" calcext:value-type="float">
            <text:p>-0.007809559653745</text:p>
          </table:table-cell>
          <table:table-cell table:style-name="ce112" table:formula="of:=([.E3]-[.E7])/[.E3]" office:value-type="float" office:value="0" calcext:value-type="float">
            <text:p>0</text:p>
          </table:table-cell>
          <table:table-cell table:style-name="ce112" table:formula="of:=([.F3]-[.F7])/[.F3]" office:value-type="float" office:value="0" calcext:value-type="float">
            <text:p>0</text:p>
          </table:table-cell>
          <table:table-cell table:style-name="ce112" table:formula="of:=([.G3]-[.G7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7])/[.K3]" office:value-type="float" office:value="0.000372297442755656" calcext:value-type="float">
            <text:p>0.000372297442756</text:p>
          </table:table-cell>
          <table:table-cell table:style-name="ce112" table:formula="of:=([.L3]-[.L7])/[.L3]" office:value-type="float" office:value="-0.0185674841330591" calcext:value-type="float">
            <text:p>-0.018567484133059</text:p>
          </table:table-cell>
          <table:table-cell table:style-name="ce112" table:formula="of:=([.M3]-[.M7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7])/[.P3]" office:value-type="float" office:value="0" calcext:value-type="float">
            <text:p>0</text:p>
          </table:table-cell>
          <table:table-cell table:style-name="ce112" table:formula="of:=([.Q3]-[.Q7])/[.Q3]" office:value-type="float" office:value="-0.00554894966309949" calcext:value-type="float">
            <text:p>-0.005548949663099</text:p>
          </table:table-cell>
          <table:table-cell table:style-name="ce112" table:formula="of:=([.R3]-[.R7])/[.R3]" office:value-type="float" office:value="-0.013931098454773" calcext:value-type="float">
            <text:p>-0.013931098454773</text:p>
          </table:table-cell>
          <table:table-cell table:style-name="ce112"/>
          <table:table-cell table:style-name="ce112" table:formula="of:=([.T3]-[.T7])/[.T3]" office:value-type="float" office:value="0" calcext:value-type="float">
            <text:p>0</text:p>
          </table:table-cell>
          <table:table-cell table:style-name="ce112"/>
          <table:table-cell table:style-name="ce112" table:formula="of:=([.V3]-[.V7])/[.V3]" office:value-type="float" office:value="-0.0110438782476458" calcext:value-type="float">
            <text:p>-0.011043878247646</text:p>
          </table:table-cell>
          <table:table-cell table:style-name="ce112"/>
          <table:table-cell table:style-name="ce112" table:formula="of:=([.X3]-[.X7])/[.X3]" office:value-type="float" office:value="0" calcext:value-type="float">
            <text:p>0</text:p>
          </table:table-cell>
          <table:table-cell table:style-name="ce112" table:formula="of:=([.Y3]-[.Y7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5" table:formula="of:=SUM([.D34:.Y34])/14" office:value-type="float" office:value="-0.00497783933461053" calcext:value-type="float">
            <text:p>-0.004977839334611</text:p>
          </table:table-cell>
          <table:table-cell table:style-name="ce13" table:formula="of:=[.B34]*(-1)" office:value-type="percentage" office:value="0.00497783933461053" calcext:value-type="percentage">
            <text:p>0.50%</text:p>
          </table:table-cell>
          <table:table-cell table:style-name="ce112" table:formula="of:=([.D3]-[.D8])/[.D3]" office:value-type="float" office:value="-0.00780955965374483" calcext:value-type="float">
            <text:p>-0.007809559653745</text:p>
          </table:table-cell>
          <table:table-cell table:style-name="ce112" table:formula="of:=([.E3]-[.E8])/[.E3]" office:value-type="float" office:value="0" calcext:value-type="float">
            <text:p>0</text:p>
          </table:table-cell>
          <table:table-cell table:style-name="ce112" table:formula="of:=([.F3]-[.F8])/[.F3]" office:value-type="float" office:value="0" calcext:value-type="float">
            <text:p>0</text:p>
          </table:table-cell>
          <table:table-cell table:style-name="ce112" table:formula="of:=([.G3]-[.G8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8])/[.K3]" office:value-type="float" office:value="-0.000606325564514259" calcext:value-type="float">
            <text:p>-0.000606325564514</text:p>
          </table:table-cell>
          <table:table-cell table:style-name="ce112" table:formula="of:=([.L3]-[.L8])/[.L3]" office:value-type="float" office:value="-0.029029117492288" calcext:value-type="float">
            <text:p>-0.029029117492288</text:p>
          </table:table-cell>
          <table:table-cell table:style-name="ce112" table:formula="of:=([.M3]-[.M8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8])/[.P3]" office:value-type="float" office:value="0" calcext:value-type="float">
            <text:p>0</text:p>
          </table:table-cell>
          <table:table-cell table:style-name="ce112" table:formula="of:=([.Q3]-[.Q8])/[.Q3]" office:value-type="float" office:value="-0.00554894966309949" calcext:value-type="float">
            <text:p>-0.005548949663099</text:p>
          </table:table-cell>
          <table:table-cell table:style-name="ce112" table:formula="of:=([.R3]-[.R8])/[.R3]" office:value-type="float" office:value="-0.0156519200632551" calcext:value-type="float">
            <text:p>-0.015651920063255</text:p>
          </table:table-cell>
          <table:table-cell table:style-name="ce112"/>
          <table:table-cell table:style-name="ce112" table:formula="of:=([.T3]-[.T8])/[.T3]" office:value-type="float" office:value="0" calcext:value-type="float">
            <text:p>0</text:p>
          </table:table-cell>
          <table:table-cell table:style-name="ce112"/>
          <table:table-cell table:style-name="ce112" table:formula="of:=([.V3]-[.V8])/[.V3]" office:value-type="float" office:value="-0.0110438782476458" calcext:value-type="float">
            <text:p>-0.011043878247646</text:p>
          </table:table-cell>
          <table:table-cell table:style-name="ce112"/>
          <table:table-cell table:style-name="ce112" table:formula="of:=([.X3]-[.X8])/[.X3]" office:value-type="float" office:value="0" calcext:value-type="float">
            <text:p>0</text:p>
          </table:table-cell>
          <table:table-cell table:style-name="ce112" table:formula="of:=([.Y3]-[.Y8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5" table:formula="of:=SUM([.D35:.Y35])/14" office:value-type="float" office:value="-0.00433777596398099" calcext:value-type="float">
            <text:p>-0.004337775963981</text:p>
          </table:table-cell>
          <table:table-cell table:style-name="ce13" table:formula="of:=[.B35]*(-1)" office:value-type="percentage" office:value="0.00433777596398099" calcext:value-type="percentage">
            <text:p>0.43%</text:p>
          </table:table-cell>
          <table:table-cell table:style-name="ce112" table:formula="of:=([.D3]-[.D9])/[.D3]" office:value-type="float" office:value="-0.00780955965374483" calcext:value-type="float">
            <text:p>-0.007809559653745</text:p>
          </table:table-cell>
          <table:table-cell table:style-name="ce112" table:formula="of:=([.E3]-[.E9])/[.E3]" office:value-type="float" office:value="0" calcext:value-type="float">
            <text:p>0</text:p>
          </table:table-cell>
          <table:table-cell table:style-name="ce112" table:formula="of:=([.F3]-[.F9])/[.F3]" office:value-type="float" office:value="0" calcext:value-type="float">
            <text:p>0</text:p>
          </table:table-cell>
          <table:table-cell table:style-name="ce112" table:formula="of:=([.G3]-[.G9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9])/[.K3]" office:value-type="float" office:value="-0.000606325564514259" calcext:value-type="float">
            <text:p>-0.000606325564514</text:p>
          </table:table-cell>
          <table:table-cell table:style-name="ce112" table:formula="of:=([.L3]-[.L9])/[.L3]" office:value-type="float" office:value="-0.0221084807948369" calcext:value-type="float">
            <text:p>-0.022108480794837</text:p>
          </table:table-cell>
          <table:table-cell table:style-name="ce112" table:formula="of:=([.M3]-[.M9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9])/[.P3]" office:value-type="float" office:value="0" calcext:value-type="float">
            <text:p>0</text:p>
          </table:table-cell>
          <table:table-cell table:style-name="ce112" table:formula="of:=([.Q3]-[.Q9])/[.Q3]" office:value-type="float" office:value="-0.00554894966309949" calcext:value-type="float">
            <text:p>-0.005548949663099</text:p>
          </table:table-cell>
          <table:table-cell table:style-name="ce112" table:formula="of:=([.R3]-[.R9])/[.R3]" office:value-type="float" office:value="-0.0136116695718925" calcext:value-type="float">
            <text:p>-0.013611669571893</text:p>
          </table:table-cell>
          <table:table-cell table:style-name="ce112"/>
          <table:table-cell table:style-name="ce112" table:formula="of:=([.T3]-[.T9])/[.T3]" office:value-type="float" office:value="0" calcext:value-type="float">
            <text:p>0</text:p>
          </table:table-cell>
          <table:table-cell table:style-name="ce112"/>
          <table:table-cell table:style-name="ce112" table:formula="of:=([.V3]-[.V9])/[.V3]" office:value-type="float" office:value="-0.0110438782476458" calcext:value-type="float">
            <text:p>-0.011043878247646</text:p>
          </table:table-cell>
          <table:table-cell table:style-name="ce112"/>
          <table:table-cell table:style-name="ce112" table:formula="of:=([.X3]-[.X9])/[.X3]" office:value-type="float" office:value="0" calcext:value-type="float">
            <text:p>0</text:p>
          </table:table-cell>
          <table:table-cell table:style-name="ce112" table:formula="of:=([.Y3]-[.Y9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5" table:formula="of:=SUM([.D36:.Y36])/14" office:value-type="float" office:value="-0.00436921207658603" calcext:value-type="float">
            <text:p>-0.004369212076586</text:p>
          </table:table-cell>
          <table:table-cell table:style-name="ce13" table:formula="of:=[.B36]*(-1)" office:value-type="percentage" office:value="0.00436921207658603" calcext:value-type="percentage">
            <text:p>0.44%</text:p>
          </table:table-cell>
          <table:table-cell table:style-name="ce112" table:formula="of:=([.D3]-[.D10])/[.D3]" office:value-type="float" office:value="-0.00780955965374483" calcext:value-type="float">
            <text:p>-0.007809559653745</text:p>
          </table:table-cell>
          <table:table-cell table:style-name="ce112" table:formula="of:=([.E3]-[.E10])/[.E3]" office:value-type="float" office:value="0" calcext:value-type="float">
            <text:p>0</text:p>
          </table:table-cell>
          <table:table-cell table:style-name="ce112" table:formula="of:=([.F3]-[.F10])/[.F3]" office:value-type="float" office:value="0" calcext:value-type="float">
            <text:p>0</text:p>
          </table:table-cell>
          <table:table-cell table:style-name="ce112" table:formula="of:=([.G3]-[.G10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10])/[.K3]" office:value-type="float" office:value="0.000372297442755656" calcext:value-type="float">
            <text:p>0.000372297442756</text:p>
          </table:table-cell>
          <table:table-cell table:style-name="ce112" table:formula="of:=([.L3]-[.L10])/[.L3]" office:value-type="float" office:value="-0.0255687991435624" calcext:value-type="float">
            <text:p>-0.025568799143563</text:p>
          </table:table-cell>
          <table:table-cell table:style-name="ce112" table:formula="of:=([.M3]-[.M10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0])/[.P3]" office:value-type="float" office:value="0" calcext:value-type="float">
            <text:p>0</text:p>
          </table:table-cell>
          <table:table-cell table:style-name="ce112" table:formula="of:=([.Q3]-[.Q10])/[.Q3]" office:value-type="float" office:value="-0.00587924428590309" calcext:value-type="float">
            <text:p>-0.005879244285903</text:p>
          </table:table-cell>
          <table:table-cell table:style-name="ce112" table:formula="of:=([.R3]-[.R10])/[.R3]" office:value-type="float" office:value="-0.0156519200632551" calcext:value-type="float">
            <text:p>-0.015651920063255</text:p>
          </table:table-cell>
          <table:table-cell table:style-name="ce112"/>
          <table:table-cell table:style-name="ce112" table:formula="of:=([.T3]-[.T10])/[.T3]" office:value-type="float" office:value="0" calcext:value-type="float">
            <text:p>0</text:p>
          </table:table-cell>
          <table:table-cell table:style-name="ce112"/>
          <table:table-cell table:style-name="ce112" table:formula="of:=([.V3]-[.V10])/[.V3]" office:value-type="float" office:value="-0.00663174336849451" calcext:value-type="float">
            <text:p>-0.006631743368495</text:p>
          </table:table-cell>
          <table:table-cell table:style-name="ce112"/>
          <table:table-cell table:style-name="ce112" table:formula="of:=([.X3]-[.X10])/[.X3]" office:value-type="float" office:value="0" calcext:value-type="float">
            <text:p>0</text:p>
          </table:table-cell>
          <table:table-cell table:style-name="ce112" table:formula="of:=([.Y3]-[.Y10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5" table:formula="of:=SUM([.D37:.Y37])/14" office:value-type="float" office:value="-0.00434789270311447" calcext:value-type="float">
            <text:p>-0.004347892703114</text:p>
          </table:table-cell>
          <table:table-cell table:style-name="ce13" table:formula="of:=[.B37]*(-1)" office:value-type="percentage" office:value="0.00434789270311447" calcext:value-type="percentage">
            <text:p>0.43%</text:p>
          </table:table-cell>
          <table:table-cell table:style-name="ce112" table:formula="of:=([.D3]-[.D11])/[.D3]" office:value-type="float" office:value="-0.00780955965374483" calcext:value-type="float">
            <text:p>-0.007809559653745</text:p>
          </table:table-cell>
          <table:table-cell table:style-name="ce112" table:formula="of:=([.E3]-[.E11])/[.E3]" office:value-type="float" office:value="0" calcext:value-type="float">
            <text:p>0</text:p>
          </table:table-cell>
          <table:table-cell table:style-name="ce112" table:formula="of:=([.F3]-[.F11])/[.F3]" office:value-type="float" office:value="0" calcext:value-type="float">
            <text:p>0</text:p>
          </table:table-cell>
          <table:table-cell table:style-name="ce112" table:formula="of:=([.G3]-[.G11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11])/[.K3]" office:value-type="float" office:value="-0.000606325564514259" calcext:value-type="float">
            <text:p>-0.000606325564514</text:p>
          </table:table-cell>
          <table:table-cell table:style-name="ce112" table:formula="of:=([.L3]-[.L11])/[.L3]" office:value-type="float" office:value="-0.0243025706476142" calcext:value-type="float">
            <text:p>-0.024302570647614</text:p>
          </table:table-cell>
          <table:table-cell table:style-name="ce112" table:formula="of:=([.M3]-[.M11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1])/[.P3]" office:value-type="float" office:value="0" calcext:value-type="float">
            <text:p>0</text:p>
          </table:table-cell>
          <table:table-cell table:style-name="ce112" table:formula="of:=([.Q3]-[.Q11])/[.Q3]" office:value-type="float" office:value="-0.00554894966309949" calcext:value-type="float">
            <text:p>-0.005548949663099</text:p>
          </table:table-cell>
          <table:table-cell table:style-name="ce112" table:formula="of:=([.R3]-[.R11])/[.R3]" office:value-type="float" office:value="-0.0159713489461354" calcext:value-type="float">
            <text:p>-0.015971348946135</text:p>
          </table:table-cell>
          <table:table-cell table:style-name="ce112"/>
          <table:table-cell table:style-name="ce112" table:formula="of:=([.T3]-[.T11])/[.T3]" office:value-type="float" office:value="0" calcext:value-type="float">
            <text:p>0</text:p>
          </table:table-cell>
          <table:table-cell table:style-name="ce112"/>
          <table:table-cell table:style-name="ce112" table:formula="of:=([.V3]-[.V11])/[.V3]" office:value-type="float" office:value="-0.00663174336849451" calcext:value-type="float">
            <text:p>-0.006631743368495</text:p>
          </table:table-cell>
          <table:table-cell table:style-name="ce112"/>
          <table:table-cell table:style-name="ce112" table:formula="of:=([.X3]-[.X11])/[.X3]" office:value-type="float" office:value="0" calcext:value-type="float">
            <text:p>0</text:p>
          </table:table-cell>
          <table:table-cell table:style-name="ce112" table:formula="of:=([.Y3]-[.Y11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5" table:formula="of:=SUM([.D38:.Y38])/14" office:value-type="float" office:value="-0.00450559006837046" calcext:value-type="float">
            <text:p>-0.00450559006837</text:p>
          </table:table-cell>
          <table:table-cell table:style-name="ce13" table:formula="of:=[.B38]*(-1)" office:value-type="percentage" office:value="0.00450559006837046" calcext:value-type="percentage">
            <text:p>0.45%</text:p>
          </table:table-cell>
          <table:table-cell table:style-name="ce112" table:formula="of:=([.D3]-[.D12])/[.D3]" office:value-type="float" office:value="-0.00583364697026722" calcext:value-type="float">
            <text:p>-0.005833646970267</text:p>
          </table:table-cell>
          <table:table-cell table:style-name="ce112" table:formula="of:=([.E3]-[.E12])/[.E3]" office:value-type="float" office:value="0" calcext:value-type="float">
            <text:p>0</text:p>
          </table:table-cell>
          <table:table-cell table:style-name="ce112" table:formula="of:=([.F3]-[.F12])/[.F3]" office:value-type="float" office:value="0" calcext:value-type="float">
            <text:p>0</text:p>
          </table:table-cell>
          <table:table-cell table:style-name="ce112" table:formula="of:=([.G3]-[.G12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12])/[.K3]" office:value-type="float" office:value="-0.000606325564514259" calcext:value-type="float">
            <text:p>-0.000606325564514</text:p>
          </table:table-cell>
          <table:table-cell table:style-name="ce112" table:formula="of:=([.L3]-[.L12])/[.L3]" office:value-type="float" office:value="-0.0255687991435624" calcext:value-type="float">
            <text:p>-0.025568799143563</text:p>
          </table:table-cell>
          <table:table-cell table:style-name="ce112" table:formula="of:=([.M3]-[.M12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2])/[.P3]" office:value-type="float" office:value="0" calcext:value-type="float">
            <text:p>0</text:p>
          </table:table-cell>
          <table:table-cell table:style-name="ce112" table:formula="of:=([.Q3]-[.Q12])/[.Q3]" office:value-type="float" office:value="-0.00554894966309949" calcext:value-type="float">
            <text:p>-0.005548949663099</text:p>
          </table:table-cell>
          <table:table-cell table:style-name="ce112" table:formula="of:=([.R3]-[.R12])/[.R3]" office:value-type="float" office:value="-0.0144766613680973" calcext:value-type="float">
            <text:p>-0.014476661368097</text:p>
          </table:table-cell>
          <table:table-cell table:style-name="ce112"/>
          <table:table-cell table:style-name="ce112" table:formula="of:=([.T3]-[.T12])/[.T3]" office:value-type="float" office:value="0" calcext:value-type="float">
            <text:p>0</text:p>
          </table:table-cell>
          <table:table-cell table:style-name="ce112"/>
          <table:table-cell table:style-name="ce112" table:formula="of:=([.V3]-[.V12])/[.V3]" office:value-type="float" office:value="-0.0110438782476458" calcext:value-type="float">
            <text:p>-0.011043878247646</text:p>
          </table:table-cell>
          <table:table-cell table:style-name="ce112"/>
          <table:table-cell table:style-name="ce112" table:formula="of:=([.X3]-[.X12])/[.X3]" office:value-type="float" office:value="0" calcext:value-type="float">
            <text:p>0</text:p>
          </table:table-cell>
          <table:table-cell table:style-name="ce112" table:formula="of:=([.Y3]-[.Y12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5" table:formula="of:=SUM([.D39:.Y39])/14" office:value-type="float" office:value="-0.00432481696762684" calcext:value-type="float">
            <text:p>-0.004324816967627</text:p>
          </table:table-cell>
          <table:table-cell table:style-name="ce13" table:formula="of:=[.B39]*(-1)" office:value-type="percentage" office:value="0.00432481696762684" calcext:value-type="percentage">
            <text:p>0.43%</text:p>
          </table:table-cell>
          <table:table-cell table:style-name="ce112" table:formula="of:=([.D3]-[.D13])/[.D3]" office:value-type="float" office:value="-0.00780955965374483" calcext:value-type="float">
            <text:p>-0.007809559653745</text:p>
          </table:table-cell>
          <table:table-cell table:style-name="ce112" table:formula="of:=([.E3]-[.E13])/[.E3]" office:value-type="float" office:value="0" calcext:value-type="float">
            <text:p>0</text:p>
          </table:table-cell>
          <table:table-cell table:style-name="ce112" table:formula="of:=([.F3]-[.F13])/[.F3]" office:value-type="float" office:value="0" calcext:value-type="float">
            <text:p>0</text:p>
          </table:table-cell>
          <table:table-cell table:style-name="ce112" table:formula="of:=([.G3]-[.G13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13])/[.K3]" office:value-type="float" office:value="0.000372297442755656" calcext:value-type="float">
            <text:p>0.000372297442756</text:p>
          </table:table-cell>
          <table:table-cell table:style-name="ce112" table:formula="of:=([.L3]-[.L13])/[.L3]" office:value-type="float" office:value="-0.0219869106723947" calcext:value-type="float">
            <text:p>-0.021986910672395</text:p>
          </table:table-cell>
          <table:table-cell table:style-name="ce112" table:formula="of:=([.M3]-[.M13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3])/[.P3]" office:value-type="float" office:value="0" calcext:value-type="float">
            <text:p>0</text:p>
          </table:table-cell>
          <table:table-cell table:style-name="ce112" table:formula="of:=([.Q3]-[.Q13])/[.Q3]" office:value-type="float" office:value="-0.00554894966309949" calcext:value-type="float">
            <text:p>-0.005548949663099</text:p>
          </table:table-cell>
          <table:table-cell table:style-name="ce112" table:formula="of:=([.R3]-[.R13])/[.R3]" office:value-type="float" office:value="-0.0145304367526467" calcext:value-type="float">
            <text:p>-0.014530436752647</text:p>
          </table:table-cell>
          <table:table-cell table:style-name="ce112"/>
          <table:table-cell table:style-name="ce112" table:formula="of:=([.T3]-[.T13])/[.T3]" office:value-type="float" office:value="0" calcext:value-type="float">
            <text:p>0</text:p>
          </table:table-cell>
          <table:table-cell table:style-name="ce112"/>
          <table:table-cell table:style-name="ce112" table:formula="of:=([.V3]-[.V13])/[.V3]" office:value-type="float" office:value="-0.0110438782476458" calcext:value-type="float">
            <text:p>-0.011043878247646</text:p>
          </table:table-cell>
          <table:table-cell table:style-name="ce112"/>
          <table:table-cell table:style-name="ce112" table:formula="of:=([.X3]-[.X13])/[.X3]" office:value-type="float" office:value="0" calcext:value-type="float">
            <text:p>0</text:p>
          </table:table-cell>
          <table:table-cell table:style-name="ce112" table:formula="of:=([.Y3]-[.Y13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5" table:formula="of:=SUM([.D40:.Y40])/14" office:value-type="float" office:value="-0.00415130334114342" calcext:value-type="float">
            <text:p>-0.004151303341143</text:p>
          </table:table-cell>
          <table:table-cell table:style-name="ce13" table:formula="of:=[.B40]*(-1)" office:value-type="percentage" office:value="0.00415130334114342" calcext:value-type="percentage">
            <text:p>0.42%</text:p>
          </table:table-cell>
          <table:table-cell table:style-name="ce112" table:formula="of:=([.D3]-[.D14])/[.D3]" office:value-type="float" office:value="-0.00780955965374483" calcext:value-type="float">
            <text:p>-0.007809559653745</text:p>
          </table:table-cell>
          <table:table-cell table:style-name="ce112" table:formula="of:=([.E3]-[.E14])/[.E3]" office:value-type="float" office:value="0" calcext:value-type="float">
            <text:p>0</text:p>
          </table:table-cell>
          <table:table-cell table:style-name="ce112" table:formula="of:=([.F3]-[.F14])/[.F3]" office:value-type="float" office:value="0" calcext:value-type="float">
            <text:p>0</text:p>
          </table:table-cell>
          <table:table-cell table:style-name="ce112" table:formula="of:=([.G3]-[.G14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14])/[.K3]" office:value-type="float" office:value="-0.000606325564514259" calcext:value-type="float">
            <text:p>-0.000606325564514</text:p>
          </table:table-cell>
          <table:table-cell table:style-name="ce112" table:formula="of:=([.L3]-[.L14])/[.L3]" office:value-type="float" office:value="-0.0221084807948369" calcext:value-type="float">
            <text:p>-0.022108480794837</text:p>
          </table:table-cell>
          <table:table-cell table:style-name="ce112" table:formula="of:=([.M3]-[.M14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4])/[.P3]" office:value-type="float" office:value="0" calcext:value-type="float">
            <text:p>0</text:p>
          </table:table-cell>
          <table:table-cell table:style-name="ce112" table:formula="of:=([.Q3]-[.Q14])/[.Q3]" office:value-type="float" office:value="-0.00554894966309949" calcext:value-type="float">
            <text:p>-0.005548949663099</text:p>
          </table:table-cell>
          <table:table-cell table:style-name="ce112" table:formula="of:=([.R3]-[.R14])/[.R3]" office:value-type="float" office:value="-0.0110010528521666" calcext:value-type="float">
            <text:p>-0.011001052852167</text:p>
          </table:table-cell>
          <table:table-cell table:style-name="ce112"/>
          <table:table-cell table:style-name="ce112" table:formula="of:=([.T3]-[.T14])/[.T3]" office:value-type="float" office:value="0" calcext:value-type="float">
            <text:p>0</text:p>
          </table:table-cell>
          <table:table-cell table:style-name="ce112"/>
          <table:table-cell table:style-name="ce112" table:formula="of:=([.V3]-[.V14])/[.V3]" office:value-type="float" office:value="-0.0110438782476458" calcext:value-type="float">
            <text:p>-0.011043878247646</text:p>
          </table:table-cell>
          <table:table-cell table:style-name="ce112"/>
          <table:table-cell table:style-name="ce112" table:formula="of:=([.X3]-[.X14])/[.X3]" office:value-type="float" office:value="0" calcext:value-type="float">
            <text:p>0</text:p>
          </table:table-cell>
          <table:table-cell table:style-name="ce112" table:formula="of:=([.Y3]-[.Y14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5" table:formula="of:=SUM([.D41:.Y41])/14" office:value-type="float" office:value="-0.00496840234538756" calcext:value-type="float">
            <text:p>-0.004968402345388</text:p>
          </table:table-cell>
          <table:table-cell table:style-name="ce13" table:formula="of:=[.B41]*(-1)" office:value-type="percentage" office:value="0.00496840234538756" calcext:value-type="percentage">
            <text:p>0.50%</text:p>
          </table:table-cell>
          <table:table-cell table:style-name="ce112" table:formula="of:=([.D3]-[.D15])/[.D3]" office:value-type="float" office:value="-0.00780955965374483" calcext:value-type="float">
            <text:p>-0.007809559653745</text:p>
          </table:table-cell>
          <table:table-cell table:style-name="ce112" table:formula="of:=([.E3]-[.E15])/[.E3]" office:value-type="float" office:value="0" calcext:value-type="float">
            <text:p>0</text:p>
          </table:table-cell>
          <table:table-cell table:style-name="ce112" table:formula="of:=([.F3]-[.F15])/[.F3]" office:value-type="float" office:value="0" calcext:value-type="float">
            <text:p>0</text:p>
          </table:table-cell>
          <table:table-cell table:style-name="ce112" table:formula="of:=([.G3]-[.G15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15])/[.K3]" office:value-type="float" office:value="-0.000606325564514259" calcext:value-type="float">
            <text:p>-0.000606325564514</text:p>
          </table:table-cell>
          <table:table-cell table:style-name="ce112" table:formula="of:=([.L3]-[.L15])/[.L3]" office:value-type="float" office:value="-0.0290291174922877" calcext:value-type="float">
            <text:p>-0.029029117492288</text:p>
          </table:table-cell>
          <table:table-cell table:style-name="ce112" table:formula="of:=([.M3]-[.M15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5])/[.P3]" office:value-type="float" office:value="0" calcext:value-type="float">
            <text:p>0</text:p>
          </table:table-cell>
          <table:table-cell table:style-name="ce112" table:formula="of:=([.Q3]-[.Q15])/[.Q3]" office:value-type="float" office:value="-0.00541683181397801" calcext:value-type="float">
            <text:p>-0.005416831813978</text:p>
          </table:table-cell>
          <table:table-cell table:style-name="ce112" table:formula="of:=([.R3]-[.R15])/[.R3]" office:value-type="float" office:value="-0.0156519200632551" calcext:value-type="float">
            <text:p>-0.015651920063255</text:p>
          </table:table-cell>
          <table:table-cell table:style-name="ce112"/>
          <table:table-cell table:style-name="ce112" table:formula="of:=([.T3]-[.T15])/[.T3]" office:value-type="float" office:value="0" calcext:value-type="float">
            <text:p>0</text:p>
          </table:table-cell>
          <table:table-cell table:style-name="ce112"/>
          <table:table-cell table:style-name="ce112" table:formula="of:=([.V3]-[.V15])/[.V3]" office:value-type="float" office:value="-0.0110438782476458" calcext:value-type="float">
            <text:p>-0.011043878247646</text:p>
          </table:table-cell>
          <table:table-cell table:style-name="ce112"/>
          <table:table-cell table:style-name="ce112" table:formula="of:=([.X3]-[.X15])/[.X3]" office:value-type="float" office:value="0" calcext:value-type="float">
            <text:p>0</text:p>
          </table:table-cell>
          <table:table-cell table:style-name="ce112" table:formula="of:=([.Y3]-[.Y15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5" table:formula="of:=SUM([.D42:.Y42])/14" office:value-type="float" office:value="-0.0040096644762589" calcext:value-type="float">
            <text:p>-0.004009664476259</text:p>
          </table:table-cell>
          <table:table-cell table:style-name="ce13" table:formula="of:=[.B42]*(-1)" office:value-type="percentage" office:value="0.0040096644762589" calcext:value-type="percentage">
            <text:p>0.40%</text:p>
          </table:table-cell>
          <table:table-cell table:style-name="ce112" table:formula="of:=([.D3]-[.D16])/[.D3]" office:value-type="float" office:value="-0.00780955965374483" calcext:value-type="float">
            <text:p>-0.007809559653745</text:p>
          </table:table-cell>
          <table:table-cell table:style-name="ce112" table:formula="of:=([.E3]-[.E16])/[.E3]" office:value-type="float" office:value="0" calcext:value-type="float">
            <text:p>0</text:p>
          </table:table-cell>
          <table:table-cell table:style-name="ce112" table:formula="of:=([.F3]-[.F16])/[.F3]" office:value-type="float" office:value="0" calcext:value-type="float">
            <text:p>0</text:p>
          </table:table-cell>
          <table:table-cell table:style-name="ce112" table:formula="of:=([.G3]-[.G16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16])/[.K3]" office:value-type="float" office:value="0.000372297442755656" calcext:value-type="float">
            <text:p>0.000372297442756</text:p>
          </table:table-cell>
          <table:table-cell table:style-name="ce112" table:formula="of:=([.L3]-[.L16])/[.L3]" office:value-type="float" office:value="-0.0219869106723947" calcext:value-type="float">
            <text:p>-0.021986910672395</text:p>
          </table:table-cell>
          <table:table-cell table:style-name="ce112" table:formula="of:=([.M3]-[.M16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6])/[.P3]" office:value-type="float" office:value="0" calcext:value-type="float">
            <text:p>0</text:p>
          </table:table-cell>
          <table:table-cell table:style-name="ce112" table:formula="of:=([.Q3]-[.Q16])/[.Q3]" office:value-type="float" office:value="-0.00554894966309949" calcext:value-type="float">
            <text:p>-0.005548949663099</text:p>
          </table:table-cell>
          <table:table-cell table:style-name="ce112" table:formula="of:=([.R3]-[.R16])/[.R3]" office:value-type="float" office:value="-0.0145304367526467" calcext:value-type="float">
            <text:p>-0.014530436752647</text:p>
          </table:table-cell>
          <table:table-cell table:style-name="ce112"/>
          <table:table-cell table:style-name="ce112" table:formula="of:=([.T3]-[.T16])/[.T3]" office:value-type="float" office:value="0" calcext:value-type="float">
            <text:p>0</text:p>
          </table:table-cell>
          <table:table-cell table:style-name="ce112"/>
          <table:table-cell table:style-name="ce112" table:formula="of:=([.V3]-[.V16])/[.V3]" office:value-type="float" office:value="-0.00663174336849451" calcext:value-type="float">
            <text:p>-0.006631743368495</text:p>
          </table:table-cell>
          <table:table-cell table:style-name="ce112"/>
          <table:table-cell table:style-name="ce112" table:formula="of:=([.X3]-[.X16])/[.X3]" office:value-type="float" office:value="0" calcext:value-type="float">
            <text:p>0</text:p>
          </table:table-cell>
          <table:table-cell table:style-name="ce112" table:formula="of:=([.Y3]-[.Y16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5" table:formula="of:=SUM([.D43:.Y43])/14" office:value-type="float" office:value="-0.00401150005439058" calcext:value-type="float">
            <text:p>-0.004011500054391</text:p>
          </table:table-cell>
          <table:table-cell table:style-name="ce13" table:formula="of:=[.B43]*(-1)" office:value-type="percentage" office:value="0.00401150005439058" calcext:value-type="percentage">
            <text:p>0.40%</text:p>
          </table:table-cell>
          <table:table-cell table:style-name="ce112" table:formula="of:=([.D3]-[.D17])/[.D3]" office:value-type="float" office:value="-0.00780955965374483" calcext:value-type="float">
            <text:p>-0.007809559653745</text:p>
          </table:table-cell>
          <table:table-cell table:style-name="ce112" table:formula="of:=([.E3]-[.E17])/[.E3]" office:value-type="float" office:value="0" calcext:value-type="float">
            <text:p>0</text:p>
          </table:table-cell>
          <table:table-cell table:style-name="ce112" table:formula="of:=([.F3]-[.F17])/[.F3]" office:value-type="float" office:value="0" calcext:value-type="float">
            <text:p>0</text:p>
          </table:table-cell>
          <table:table-cell table:style-name="ce112" table:formula="of:=([.G3]-[.G17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17])/[.K3]" office:value-type="float" office:value="0.00135092045002557" calcext:value-type="float">
            <text:p>0.001350920450026</text:p>
          </table:table-cell>
          <table:table-cell table:style-name="ce112" table:formula="of:=([.L3]-[.L17])/[.L3]" office:value-type="float" office:value="-0.0221084807948369" calcext:value-type="float">
            <text:p>-0.022108480794837</text:p>
          </table:table-cell>
          <table:table-cell table:style-name="ce112" table:formula="of:=([.M3]-[.M17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7])/[.P3]" office:value-type="float" office:value="0" calcext:value-type="float">
            <text:p>0</text:p>
          </table:table-cell>
          <table:table-cell table:style-name="ce112" table:formula="of:=([.Q3]-[.Q17])/[.Q3]" office:value-type="float" office:value="-0.00554894966309949" calcext:value-type="float">
            <text:p>-0.005548949663099</text:p>
          </table:table-cell>
          <table:table-cell table:style-name="ce112" table:formula="of:=([.R3]-[.R17])/[.R3]" office:value-type="float" office:value="-0.0110010528521666" calcext:value-type="float">
            <text:p>-0.011001052852167</text:p>
          </table:table-cell>
          <table:table-cell table:style-name="ce112"/>
          <table:table-cell table:style-name="ce112" table:formula="of:=([.T3]-[.T17])/[.T3]" office:value-type="float" office:value="0" calcext:value-type="float">
            <text:p>0</text:p>
          </table:table-cell>
          <table:table-cell table:style-name="ce112"/>
          <table:table-cell table:style-name="ce112" table:formula="of:=([.V3]-[.V17])/[.V3]" office:value-type="float" office:value="-0.0110438782476458" calcext:value-type="float">
            <text:p>-0.011043878247646</text:p>
          </table:table-cell>
          <table:table-cell table:style-name="ce112"/>
          <table:table-cell table:style-name="ce112" table:formula="of:=([.X3]-[.X17])/[.X3]" office:value-type="float" office:value="0" calcext:value-type="float">
            <text:p>0</text:p>
          </table:table-cell>
          <table:table-cell table:style-name="ce112" table:formula="of:=([.Y3]-[.Y17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5" table:formula="of:=SUM([.D44:.Y44])/14" office:value-type="float" office:value="-0.00441552124690503" calcext:value-type="float">
            <text:p>-0.004415521246905</text:p>
          </table:table-cell>
          <table:table-cell table:style-name="ce13" table:formula="of:=[.B44]*(-1)" office:value-type="percentage" office:value="0.00441552124690503" calcext:value-type="percentage">
            <text:p>0.44%</text:p>
          </table:table-cell>
          <table:table-cell table:style-name="ce112" table:formula="of:=([.D3]-[.D18])/[.D3]" office:value-type="float" office:value="-0.00780955965374483" calcext:value-type="float">
            <text:p>-0.007809559653745</text:p>
          </table:table-cell>
          <table:table-cell table:style-name="ce112" table:formula="of:=([.E3]-[.E18])/[.E3]" office:value-type="float" office:value="0" calcext:value-type="float">
            <text:p>0</text:p>
          </table:table-cell>
          <table:table-cell table:style-name="ce112" table:formula="of:=([.F3]-[.F18])/[.F3]" office:value-type="float" office:value="0" calcext:value-type="float">
            <text:p>0</text:p>
          </table:table-cell>
          <table:table-cell table:style-name="ce112" table:formula="of:=([.G3]-[.G18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18])/[.K3]" office:value-type="float" office:value="-0.000606325564514259" calcext:value-type="float">
            <text:p>-0.000606325564514</text:p>
          </table:table-cell>
          <table:table-cell table:style-name="ce112" table:formula="of:=([.L3]-[.L18])/[.L3]" office:value-type="float" office:value="-0.0255687991435622" calcext:value-type="float">
            <text:p>-0.025568799143562</text:p>
          </table:table-cell>
          <table:table-cell table:style-name="ce112" table:formula="of:=([.M3]-[.M18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8])/[.P3]" office:value-type="float" office:value="0" calcext:value-type="float">
            <text:p>0</text:p>
          </table:table-cell>
          <table:table-cell table:style-name="ce112" table:formula="of:=([.Q3]-[.Q18])/[.Q3]" office:value-type="float" office:value="-0.00554894966309949" calcext:value-type="float">
            <text:p>-0.005548949663099</text:p>
          </table:table-cell>
          <table:table-cell table:style-name="ce112" table:formula="of:=([.R3]-[.R18])/[.R3]" office:value-type="float" office:value="-0.0156519200632551" calcext:value-type="float">
            <text:p>-0.015651920063255</text:p>
          </table:table-cell>
          <table:table-cell table:style-name="ce112"/>
          <table:table-cell table:style-name="ce112" table:formula="of:=([.T3]-[.T18])/[.T3]" office:value-type="float" office:value="0" calcext:value-type="float">
            <text:p>0</text:p>
          </table:table-cell>
          <table:table-cell table:style-name="ce112"/>
          <table:table-cell table:style-name="ce112" table:formula="of:=([.V3]-[.V18])/[.V3]" office:value-type="float" office:value="-0.00663174336849451" calcext:value-type="float">
            <text:p>-0.006631743368495</text:p>
          </table:table-cell>
          <table:table-cell table:style-name="ce112"/>
          <table:table-cell table:style-name="ce112" table:formula="of:=([.X3]-[.X18])/[.X3]" office:value-type="float" office:value="0" calcext:value-type="float">
            <text:p>0</text:p>
          </table:table-cell>
          <table:table-cell table:style-name="ce112" table:formula="of:=([.Y3]-[.Y18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 table:number-rows-repeated="2">
          <table:table-cell table:style-name="ce6" table:number-columns-repeated="58"/>
          <table:table-cell table:number-columns-repeated="6"/>
        </table:table-row>
        <table:table-row table:style-name="ro5">
          <table:table-cell table:style-name="ce6"/>
          <table:table-cell table:style-name="ce6" office:value-type="string" calcext:value-type="string">
            <text:p>E(opt)</text:p>
          </table:table-cell>
          <table:table-cell table:style-name="ce6" office:value-type="string" calcext:value-type="string">
            <text:p>I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2" table:formula="of:=[.C33]" office:value-type="percentage" office:value="0.00403776233639762" calcext:value-type="percentage">
            <text:p>0.40%</text:p>
          </table:table-cell>
          <table:table-cell table:style-name="ce12" table:formula="of:=[.C20]" office:value-type="percentage" office:value="0.00324570511339561" calcext:value-type="percentage">
            <text:p>0.32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2" table:formula="of:=[.C34]" office:value-type="percentage" office:value="0.00497783933461053" calcext:value-type="percentage">
            <text:p>0.50%</text:p>
          </table:table-cell>
          <table:table-cell table:style-name="ce12" table:formula="of:=[.C21]" office:value-type="percentage" office:value="0.00288553033692952" calcext:value-type="percentage">
            <text:p>0.29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2" table:formula="of:=[.C35]" office:value-type="percentage" office:value="0.00433777596398099" calcext:value-type="percentage">
            <text:p>0.43%</text:p>
          </table:table-cell>
          <table:table-cell table:style-name="ce12" table:formula="of:=[.C22]" office:value-type="percentage" office:value="0.00371370952207641" calcext:value-type="percentage">
            <text:p>0.37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2" table:formula="of:=[.C36]" office:value-type="percentage" office:value="0.00436921207658603" calcext:value-type="percentage">
            <text:p>0.44%</text:p>
          </table:table-cell>
          <table:table-cell table:style-name="ce12" table:formula="of:=[.C23]" office:value-type="percentage" office:value="0.0030407916049235" calcext:value-type="percentage">
            <text:p>0.30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2" table:formula="of:=[.C37]" office:value-type="percentage" office:value="0.00434789270311447" calcext:value-type="percentage">
            <text:p>0.43%</text:p>
          </table:table-cell>
          <table:table-cell table:style-name="ce12" table:formula="of:=[.C24]" office:value-type="percentage" office:value="0.00394218543937894" calcext:value-type="percentage">
            <text:p>0.39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2" table:formula="of:=[.C38]" office:value-type="percentage" office:value="0.00450559006837046" calcext:value-type="percentage">
            <text:p>0.45%</text:p>
          </table:table-cell>
          <table:table-cell table:style-name="ce12" table:formula="of:=[.C25]" office:value-type="percentage" office:value="0.0035026104125793" calcext:value-type="percentage">
            <text:p>0.35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2" table:formula="of:=[.C39]" office:value-type="percentage" office:value="0.00432481696762684" calcext:value-type="percentage">
            <text:p>0.43%</text:p>
          </table:table-cell>
          <table:table-cell table:style-name="ce12" table:formula="of:=[.C26]" office:value-type="percentage" office:value="0.00284306587815039" calcext:value-type="percentage">
            <text:p>0.28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2" table:formula="of:=[.C40]" office:value-type="percentage" office:value="0.00415130334114342" calcext:value-type="percentage">
            <text:p>0.42%</text:p>
          </table:table-cell>
          <table:table-cell table:style-name="ce12" table:formula="of:=[.C27]" office:value-type="percentage" office:value="0.0034990920959698" calcext:value-type="percentage">
            <text:p>0.35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2" table:formula="of:=[.C41]" office:value-type="percentage" office:value="0.00496840234538756" calcext:value-type="percentage">
            <text:p>0.50%</text:p>
          </table:table-cell>
          <table:table-cell table:style-name="ce12" table:formula="of:=[.C28]" office:value-type="percentage" office:value="0.00408366617060384" calcext:value-type="percentage">
            <text:p>0.41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2" table:formula="of:=[.C42]" office:value-type="percentage" office:value="0.0040096644762589" calcext:value-type="percentage">
            <text:p>0.40%</text:p>
          </table:table-cell>
          <table:table-cell table:style-name="ce12" table:formula="of:=[.C29]" office:value-type="percentage" office:value="0.00394218543937894" calcext:value-type="percentage">
            <text:p>0.39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2" table:formula="of:=[.C43]" office:value-type="percentage" office:value="0.00401150005439058" calcext:value-type="percentage">
            <text:p>0.40%</text:p>
          </table:table-cell>
          <table:table-cell table:style-name="ce12" table:formula="of:=[.C30]" office:value-type="percentage" office:value="0.0034990920959698" calcext:value-type="percentage">
            <text:p>0.35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2" table:formula="of:=[.C44]" office:value-type="percentage" office:value="0.00441552124690503" calcext:value-type="percentage">
            <text:p>0.44%</text:p>
          </table:table-cell>
          <table:table-cell table:style-name="ce12" table:formula="of:=[.C31]" office:value-type="percentage" office:value="0.00368102693535862" calcext:value-type="percentage">
            <text:p>0.37%</text:p>
          </table:table-cell>
          <table:table-cell table:style-name="ce6" table:number-columns-repeated="55"/>
          <table:table-cell table:number-columns-repeated="6"/>
        </table:table-row>
        <table:table-row table:style-name="ro5" table:number-rows-repeated="11">
          <table:table-cell table:style-name="ce6" table:number-columns-repeated="58"/>
          <table:table-cell table:number-columns-repeated="6"/>
        </table:table-row>
        <table:table-row table:style-name="ro5" table:number-rows-repeated="104850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heet2" table:style-name="ta1">
        <table:table-column table:style-name="co19" table:number-columns-repeated="5" table:default-cell-style-name="Default"/>
        <table:table-row table:style-name="ro5" table:number-rows-repeated="27">
          <table:table-cell table:number-columns-repeated="5"/>
        </table:table-row>
        <table:table-row table:style-name="ro5" table:number-rows-repeated="8">
          <table:table-cell table:number-columns-repeated="4"/>
          <table:table-cell table:style-name="ce15"/>
        </table:table-row>
        <table:table-row table:style-name="ro5">
          <table:table-cell table:number-columns-repeated="4"/>
          <table:table-cell table:style-name="ce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17:01:07.7676983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6-03T17:02:54.076688735</dc:date>
    <meta:editing-duration>P2DT11H48M</meta:editing-duration>
    <meta:editing-cycles>94</meta:editing-cycles>
    <meta:generator>LibreOffice/6.4.2.2$MacOSX_X86_64 LibreOffice_project/4e471d8c02c9c90f512f7f9ead8875b57fcb1ec3</meta:generator>
    <meta:document-statistic meta:table-count="2" meta:cell-count="718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fff5ce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4c7dc"/>
    </style:style>
    <style:style style:name="ch10" style:family="chart">
      <style:chart-properties chart:solid-type="cuboid"/>
      <style:graphic-properties draw:fill-color="#ffdbb6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134cm" svg:height="17.295cm" xlink:href=".." xlink:type="simple" chart:class="chart:bar" chart:style-name="ch1">
        <chart:plot-area chart:style-name="ch2" table:cell-range-address="RESULTS.A48:RESULTS.B59" chart:data-source-has-labels="column" svg:x="2.077cm" svg:y="0.345cm" svg:width="18.635cm" svg:height="14.98cm">
          <chartooo:coordinate-region svg:x="3.777cm" svg:y="0.646cm" svg:width="16.935cm" svg:height="10.916cm"/>
          <chart:axis chart:dimension="x" chart:name="primary-x" chart:style-name="ch3" chartooo:axis-type="auto">
            <chartooo:date-scale/>
            <chart:title svg:x="9.207cm" svg:y="15.67cm" chart:style-name="ch4">
              <text:p>Configuration</text:p>
            </chart:title>
            <chart:categories table:cell-range-address="RESULTS.A48:RESULTS.A59"/>
          </chart:axis>
          <chart:axis chart:dimension="y" chart:name="primary-y" chart:style-name="ch5">
            <chart:title svg:x="0.305cm" svg:y="7.118cm" chart:style-name="ch6">
              <text:p>E(opt)</text:p>
            </chart:title>
            <chart:grid chart:style-name="ch7" chart:class="major"/>
          </chart:axis>
          <chart:series chart:style-name="ch8" chart:values-cell-range-address="RESULTS.B48:RESULTS.B59" chart:class="chart:bar">
            <chart:data-point chart:style-name="ch9" chart:repeated="6"/>
            <chart:data-point chart:style-name="ch10" chart:repeated="2"/>
            <chart:data-point chart:style-name="ch11"/>
            <chart:data-point chart:style-name="ch10"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 = 3, m = 3%</text:p>
                <draw:g>
                  <svg:desc>RESULTS.A48:RESULTS.A59</svg:desc>
                </draw:g>
              </table:table-cell>
              <table:table-cell office:value-type="float" office:value="0.00403776233639762">
                <text:p>0.00403776233639762</text:p>
                <draw:g>
                  <svg:desc>RESULTS.B48:RESULTS.B59</svg:desc>
                </draw:g>
              </table:table-cell>
            </table:table-row>
            <table:table-row>
              <table:table-cell office:value-type="string">
                <text:p>s = 3, m = 5%</text:p>
              </table:table-cell>
              <table:table-cell office:value-type="float" office:value="0.00497783933461053">
                <text:p>0.00497783933461053</text:p>
              </table:table-cell>
            </table:table-row>
            <table:table-row>
              <table:table-cell office:value-type="string">
                <text:p>s = 3, m = 10%</text:p>
              </table:table-cell>
              <table:table-cell office:value-type="float" office:value="0.00433777596398099">
                <text:p>0.00433777596398099</text:p>
              </table:table-cell>
            </table:table-row>
            <table:table-row>
              <table:table-cell office:value-type="string">
                <text:p>s = 5, m = 3%</text:p>
              </table:table-cell>
              <table:table-cell office:value-type="float" office:value="0.00436921207658603">
                <text:p>0.00436921207658603</text:p>
              </table:table-cell>
            </table:table-row>
            <table:table-row>
              <table:table-cell office:value-type="string">
                <text:p>s = 5, m = 5%</text:p>
              </table:table-cell>
              <table:table-cell office:value-type="float" office:value="0.00434789270311447">
                <text:p>0.00434789270311447</text:p>
              </table:table-cell>
            </table:table-row>
            <table:table-row>
              <table:table-cell office:value-type="string">
                <text:p>s = 5, m = 10%</text:p>
              </table:table-cell>
              <table:table-cell office:value-type="float" office:value="0.00450559006837046">
                <text:p>0.00450559006837046</text:p>
              </table:table-cell>
            </table:table-row>
            <table:table-row>
              <table:table-cell office:value-type="string">
                <text:p>size = 100, m = 3%</text:p>
              </table:table-cell>
              <table:table-cell office:value-type="float" office:value="0.00432481696762684">
                <text:p>0.00432481696762684</text:p>
              </table:table-cell>
            </table:table-row>
            <table:table-row>
              <table:table-cell office:value-type="string">
                <text:p>size = 100, m = 5%</text:p>
              </table:table-cell>
              <table:table-cell office:value-type="float" office:value="0.00415130334114342">
                <text:p>0.00415130334114342</text:p>
              </table:table-cell>
            </table:table-row>
            <table:table-row>
              <table:table-cell office:value-type="string">
                <text:p>size = 100, m = 10%</text:p>
              </table:table-cell>
              <table:table-cell office:value-type="float" office:value="0.00496840234538756">
                <text:p>0.00496840234538756</text:p>
              </table:table-cell>
            </table:table-row>
            <table:table-row>
              <table:table-cell office:value-type="string">
                <text:p>size = 200, m = 3%</text:p>
              </table:table-cell>
              <table:table-cell office:value-type="float" office:value="0.0040096644762589">
                <text:p>0.0040096644762589</text:p>
              </table:table-cell>
            </table:table-row>
            <table:table-row>
              <table:table-cell office:value-type="string">
                <text:p>size = 200, m = 5%</text:p>
              </table:table-cell>
              <table:table-cell office:value-type="float" office:value="0.00401150005439058">
                <text:p>0.00401150005439058</text:p>
              </table:table-cell>
            </table:table-row>
            <table:table-row>
              <table:table-cell office:value-type="string">
                <text:p>size = 200, m = 10%</text:p>
              </table:table-cell>
              <table:table-cell office:value-type="float" office:value="0.00441552124690503">
                <text:p>0.004415521246905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chart:axis-label-position="outside-start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e0c2cd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f0041"/>
    </style:style>
    <style:style style:name="ch10" style:family="chart">
      <style:chart-properties chart:solid-type="cuboid"/>
      <style:graphic-properties draw:fill-color="#ffe994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134cm" svg:height="17.295cm" xlink:href=".." xlink:type="simple" chart:class="chart:bar" chart:style-name="ch1">
        <chart:plot-area chart:style-name="ch2" table:cell-range-address="RESULTS.A48:RESULTS.A59 RESULTS.C48:RESULTS.C59" chart:data-source-has-labels="column" svg:x="2.077cm" svg:y="0.345cm" svg:width="18.635cm" svg:height="14.98cm">
          <chartooo:coordinate-region svg:x="3.777cm" svg:y="0.646cm" svg:width="16.935cm" svg:height="10.766cm"/>
          <chart:axis chart:dimension="x" chart:name="primary-x" chart:style-name="ch3" chartooo:axis-type="auto">
            <chartooo:date-scale/>
            <chart:title svg:x="9.207cm" svg:y="15.67cm" chart:style-name="ch4">
              <text:p>Configuration</text:p>
            </chart:title>
            <chart:categories table:cell-range-address="RESULTS.A48:RESULTS.A59"/>
          </chart:axis>
          <chart:axis chart:dimension="y" chart:name="primary-y" chart:style-name="ch5">
            <chart:title svg:x="0.305cm" svg:y="7.116cm" chart:style-name="ch6">
              <text:p>I(h)</text:p>
            </chart:title>
            <chart:grid chart:style-name="ch7" chart:class="major"/>
          </chart:axis>
          <chart:series chart:style-name="ch8" chart:values-cell-range-address="RESULTS.C48:RESULTS.C59" chart:class="chart:bar">
            <chart:data-point chart:repeated="3"/>
            <chart:data-point chart:style-name="ch9"/>
            <chart:data-point chart:repeated="2"/>
            <chart:data-point chart:style-name="ch10"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s = 3, m = 3%</text:p>
                <draw:g>
                  <svg:desc>RESULTS.A48:RESULTS.A59</svg:desc>
                </draw:g>
              </table:table-cell>
              <table:table-cell office:value-type="float" office:value="0.00324570511339561">
                <text:p>0.00324570511339561</text:p>
                <draw:g>
                  <svg:desc>RESULTS.C48:RESULTS.C59</svg:desc>
                </draw:g>
              </table:table-cell>
            </table:table-row>
            <table:table-row>
              <table:table-cell office:value-type="string">
                <text:p>s = 3, m = 5%</text:p>
              </table:table-cell>
              <table:table-cell office:value-type="float" office:value="0.00288553033692952">
                <text:p>0.00288553033692952</text:p>
              </table:table-cell>
            </table:table-row>
            <table:table-row>
              <table:table-cell office:value-type="string">
                <text:p>s = 3, m = 10%</text:p>
              </table:table-cell>
              <table:table-cell office:value-type="float" office:value="0.00371370952207641">
                <text:p>0.00371370952207641</text:p>
              </table:table-cell>
            </table:table-row>
            <table:table-row>
              <table:table-cell office:value-type="string">
                <text:p>s = 5, m = 3%</text:p>
              </table:table-cell>
              <table:table-cell office:value-type="float" office:value="0.0030407916049235">
                <text:p>0.0030407916049235</text:p>
              </table:table-cell>
            </table:table-row>
            <table:table-row>
              <table:table-cell office:value-type="string">
                <text:p>s = 5, m = 5%</text:p>
              </table:table-cell>
              <table:table-cell office:value-type="float" office:value="0.00394218543937894">
                <text:p>0.00394218543937894</text:p>
              </table:table-cell>
            </table:table-row>
            <table:table-row>
              <table:table-cell office:value-type="string">
                <text:p>s = 5, m = 10%</text:p>
              </table:table-cell>
              <table:table-cell office:value-type="float" office:value="0.0035026104125793">
                <text:p>0.0035026104125793</text:p>
              </table:table-cell>
            </table:table-row>
            <table:table-row>
              <table:table-cell office:value-type="string">
                <text:p>size = 100, m = 3%</text:p>
              </table:table-cell>
              <table:table-cell office:value-type="float" office:value="0.00284306587815039">
                <text:p>0.00284306587815039</text:p>
              </table:table-cell>
            </table:table-row>
            <table:table-row>
              <table:table-cell office:value-type="string">
                <text:p>size = 100, m = 5%</text:p>
              </table:table-cell>
              <table:table-cell office:value-type="float" office:value="0.0034990920959698">
                <text:p>0.0034990920959698</text:p>
              </table:table-cell>
            </table:table-row>
            <table:table-row>
              <table:table-cell office:value-type="string">
                <text:p>size = 100, m = 10%</text:p>
              </table:table-cell>
              <table:table-cell office:value-type="float" office:value="0.00408366617060384">
                <text:p>0.00408366617060384</text:p>
              </table:table-cell>
            </table:table-row>
            <table:table-row>
              <table:table-cell office:value-type="string">
                <text:p>size = 200, m = 3%</text:p>
              </table:table-cell>
              <table:table-cell office:value-type="float" office:value="0.00394218543937894">
                <text:p>0.00394218543937894</text:p>
              </table:table-cell>
            </table:table-row>
            <table:table-row>
              <table:table-cell office:value-type="string">
                <text:p>size = 200, m = 5%</text:p>
              </table:table-cell>
              <table:table-cell office:value-type="float" office:value="0.0034990920959698">
                <text:p>0.0034990920959698</text:p>
              </table:table-cell>
            </table:table-row>
            <table:table-row>
              <table:table-cell office:value-type="string">
                <text:p>size = 200, m = 10%</text:p>
              </table:table-cell>
              <table:table-cell office:value-type="float" office:value="0.00368102693535862">
                <text:p>0.003681026935358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